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18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text-properties officeooo:paragraph-rsid="06f5639b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6" style:family="paragraph" style:parent-style-name="Standard">
      <style:text-properties officeooo:paragraph-rsid="0c8364eb"/>
    </style:style>
    <style:style style:name="P27" style:family="paragraph" style:parent-style-name="Standard">
      <style:text-properties officeooo:paragraph-rsid="0c851cf6"/>
    </style:style>
    <style:style style:name="P28" style:family="paragraph" style:parent-style-name="Standard">
      <style:text-properties officeooo:paragraph-rsid="0c8b5238"/>
    </style:style>
    <style:style style:name="P29" style:family="paragraph" style:parent-style-name="Standard">
      <style:text-properties officeooo:paragraph-rsid="0b0ddd8e"/>
    </style:style>
    <style:style style:name="P30" style:family="paragraph" style:parent-style-name="Standard">
      <style:text-properties officeooo:paragraph-rsid="0ca56a54"/>
    </style:style>
    <style:style style:name="P31" style:family="paragraph" style:parent-style-name="Standard">
      <style:text-properties officeooo:paragraph-rsid="0ca5faa5"/>
    </style:style>
    <style:style style:name="P32" style:family="paragraph" style:parent-style-name="Standard">
      <style:text-properties officeooo:paragraph-rsid="0ca6ddb9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0a1fd"/>
    </style:style>
    <style:style style:name="P37" style:family="paragraph" style:parent-style-name="Standard">
      <style:text-properties officeooo:paragraph-rsid="0cb27039"/>
    </style:style>
    <style:style style:name="P38" style:family="paragraph" style:parent-style-name="Standard">
      <style:text-properties officeooo:paragraph-rsid="0cb38183"/>
    </style:style>
    <style:style style:name="P39" style:family="paragraph" style:parent-style-name="Standard">
      <style:text-properties officeooo:paragraph-rsid="0cb428e8"/>
    </style:style>
    <style:style style:name="P40" style:family="paragraph" style:parent-style-name="Standard">
      <style:text-properties officeooo:paragraph-rsid="0cb627b6"/>
    </style:style>
    <style:style style:name="P41" style:family="paragraph" style:parent-style-name="Standard">
      <style:text-properties officeooo:paragraph-rsid="0a0f8417"/>
    </style:style>
    <style:style style:name="P42" style:family="paragraph" style:parent-style-name="Standard">
      <style:text-properties officeooo:paragraph-rsid="0cbe2b6f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ce45be1"/>
    </style:style>
    <style:style style:name="P48" style:family="paragraph" style:parent-style-name="Standard">
      <style:text-properties officeooo:paragraph-rsid="0ce58c9e"/>
    </style:style>
    <style:style style:name="P49" style:family="paragraph" style:parent-style-name="Standard">
      <style:text-properties officeooo:paragraph-rsid="0cec0708"/>
    </style:style>
    <style:style style:name="P50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1" style:family="paragraph" style:parent-style-name="Standard">
      <style:text-properties officeooo:paragraph-rsid="0d0f14ca"/>
    </style:style>
    <style:style style:name="P52" style:family="paragraph" style:parent-style-name="Standard">
      <style:text-properties officeooo:paragraph-rsid="0d13f73f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d1be4a7"/>
    </style:style>
    <style:style style:name="P56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7" style:family="paragraph" style:parent-style-name="Standard">
      <style:text-properties officeooo:paragraph-rsid="0d2e61eb"/>
    </style:style>
    <style:style style:name="P58" style:family="paragraph" style:parent-style-name="Standard">
      <style:text-properties officeooo:paragraph-rsid="0d4a40eb"/>
    </style:style>
    <style:style style:name="P59" style:family="paragraph" style:parent-style-name="Standard">
      <style:text-properties officeooo:paragraph-rsid="0d4b85c3"/>
    </style:style>
    <style:style style:name="P60" style:family="paragraph" style:parent-style-name="Standard">
      <style:text-properties officeooo:paragraph-rsid="0d53468e"/>
    </style:style>
    <style:style style:name="P61" style:family="paragraph" style:parent-style-name="Standard">
      <style:text-properties officeooo:paragraph-rsid="0d5392ef"/>
    </style:style>
    <style:style style:name="P62" style:family="paragraph" style:parent-style-name="Standard">
      <style:text-properties officeooo:paragraph-rsid="0d5b93b9"/>
    </style:style>
    <style:style style:name="P63" style:family="paragraph" style:parent-style-name="Standard">
      <style:text-properties officeooo:paragraph-rsid="0d701f4f"/>
    </style:style>
    <style:style style:name="P64" style:family="paragraph" style:parent-style-name="Footnote">
      <style:text-properties officeooo:paragraph-rsid="04473353"/>
    </style:style>
    <style:style style:name="P65" style:family="paragraph" style:parent-style-name="Footnote">
      <style:text-properties officeooo:paragraph-rsid="0bf8351d"/>
    </style:style>
    <style:style style:name="P66" style:family="paragraph" style:parent-style-name="Footnote">
      <style:text-properties officeooo:paragraph-rsid="0cf7e116"/>
    </style:style>
    <style:style style:name="P67" style:family="paragraph" style:parent-style-name="Footnote">
      <style:text-properties officeooo:paragraph-rsid="0cfb8404"/>
    </style:style>
    <style:style style:name="P68" style:family="paragraph" style:parent-style-name="Footnote">
      <style:text-properties officeooo:paragraph-rsid="0d2b38cd"/>
    </style:style>
    <style:style style:name="P69" style:family="paragraph" style:parent-style-name="Footnote">
      <style:text-properties officeooo:rsid="043ccc66" officeooo:paragraph-rsid="0c397b0b"/>
    </style:style>
    <style:style style:name="P70" style:family="paragraph" style:parent-style-name="Footnote">
      <style:text-properties officeooo:paragraph-rsid="0d6a0c36"/>
    </style:style>
    <style:style style:name="P7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76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>
      <style:text-properties officeooo:paragraph-rsid="0cc5fe5b"/>
    </style:style>
    <style:style style:name="P78" style:family="paragraph" style:parent-style-name="Standard">
      <style:text-properties officeooo:paragraph-rsid="0ce3fa52"/>
    </style:style>
    <style:style style:name="P79" style:family="paragraph" style:parent-style-name="Standard">
      <style:text-properties officeooo:paragraph-rsid="0d70ffa9"/>
    </style:style>
    <style:style style:name="P80" style:family="paragraph" style:parent-style-name="Standard">
      <style:text-properties officeooo:paragraph-rsid="0d72da1f"/>
    </style:style>
    <style:style style:name="P81" style:family="paragraph" style:parent-style-name="Standard">
      <style:text-properties officeooo:paragraph-rsid="0d73904e"/>
    </style:style>
    <style:style style:name="P82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font-style="normal" officeooo:rsid="00bddfbe" style:font-size-asian="12pt" style:font-size-complex="12pt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713a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82ac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91815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08897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b0a80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204e93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c51b9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style:text-line-through-style="none" style:text-line-through-type="none" style:font-name="Ubuntu2" fo:font-size="12pt" fo:language="nl" fo:country="NL" style:text-underline-style="none" officeooo:rsid="0d0f14ca" style:font-name-asian="HG Mincho Light J1" style:font-size-asian="12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208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20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4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1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b48bc6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Ubuntu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2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2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2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2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3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6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8" style:family="text">
      <style:text-properties fo:color="#000000" style:font-name="Ubuntu2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9" style:family="text">
      <style:text-properties fo:color="#000000" style:font-name="Ubuntu2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0" style:family="text">
      <style:text-properties fo:color="#000000" style:font-name="Ubuntu2" fo:font-size="12pt" fo:language="nl" fo:country="NL" fo:font-style="normal" officeooo:rsid="0d0cd0d4" style:font-name-asian="HG Mincho Light J1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1" style:family="text">
      <style:text-properties fo:color="#000000" style:font-name="Ubuntu2" fo:font-size="12pt" fo:language="nl" fo:country="NL" fo:font-weight="bold" officeooo:rsid="0bb6b669" style:font-name-asian="HG Mincho Light J1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2" style:family="text">
      <style:text-properties fo:color="#000000" style:font-name="Ubuntu2" fo:font-size="12pt" style:text-underline-style="none" officeooo:rsid="057e0008" style:font-size-asian="12pt" style:font-size-complex="12pt"/>
    </style:style>
    <style:style style:name="T333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34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35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36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337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38" style:family="text">
      <style:text-properties fo:color="#000000" style:font-name="Ubuntu2" fo:font-size="12pt" style:font-size-asian="12pt" style:font-size-complex="12pt"/>
    </style:style>
    <style:style style:name="T339" style:family="text">
      <style:text-properties fo:color="#000000" style:font-name="Ubuntu2" fo:font-size="12pt" officeooo:rsid="004804ae" style:font-size-asian="12pt" style:font-size-complex="12pt"/>
    </style:style>
    <style:style style:name="T340" style:family="text">
      <style:text-properties fo:color="#000000" style:font-name="Ubuntu2" fo:font-size="12pt" officeooo:rsid="0bac438a" style:font-size-asian="12pt" style:font-size-complex="12pt"/>
    </style:style>
    <style:style style:name="T341" style:family="text">
      <style:text-properties fo:color="#000000" style:text-underline-style="none" officeooo:rsid="0588721b" style:font-size-asian="12pt" style:font-size-complex="12pt"/>
    </style:style>
    <style:style style:name="T342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3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4" style:family="text">
      <style:text-properties fo:color="#000000" style:font-name="Ubuntu3" fo:font-size="10pt" fo:language="nl" fo:country="NL" officeooo:rsid="0b8e0034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style:font-name="Ubuntu3" fo:font-size="10pt" fo:language="nl" fo:country="NL" officeooo:rsid="0cf7e116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style:font-name="Ubuntu3" fo:font-size="10pt" fo:language="nl" fo:country="NL" officeooo:rsid="0b952edb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style:font-name="Ubuntu3" fo:font-size="10pt" fo:language="nl" fo:country="NL" officeooo:rsid="0d108897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style:font-name="Ubuntu3" fo:font-size="10pt" fo:language="nl" fo:country="NL" officeooo:rsid="0d52ea33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style:font-name="Ubuntu3" fo:font-size="10pt" fo:language="nl" fo:country="NL" officeooo:rsid="0d65d3ee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style:font-name="Ubuntu3" fo:font-size="10pt" fo:language="nl" fo:country="NL" officeooo:rsid="0d671fe2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style:font-name="Ubuntu3" fo:font-size="10pt" fo:language="nl" fo:country="NL" officeooo:rsid="0d6a0c36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3" fo:font-size="10pt" fo:language="nl" fo:country="NL" officeooo:rsid="0d5392ef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3" fo:font-size="10pt" fo:language="nl" fo:country="NL" officeooo:rsid="0d563db5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3" fo:font-size="10pt" fo:language="nl" fo:country="NL" fo:font-weight="normal" officeooo:rsid="0d5f65a3" style:font-name-asian="HG Mincho Light J1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5" style:family="text">
      <style:text-properties fo:color="#000000" style:font-name="Ubuntu3" fo:font-size="10pt" fo:language="nl" fo:country="NL" fo:font-weight="normal" officeooo:rsid="0d66f71a" style:font-name-asian="HG Mincho Light J1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6" style:family="text">
      <style:text-properties fo:color="#000000" style:font-name="Ubuntu3" fo:font-size="10pt" fo:language="nl" fo:country="NL" fo:font-weight="normal" officeooo:rsid="0d6a0c36" style:font-name-asian="HG Mincho Light J1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7" style:family="text">
      <style:text-properties fo:color="#000000" style:font-name="Ubuntu3" fo:font-size="8pt" fo:language="nl" fo:country="NL" officeooo:rsid="0b8e0034" style:font-name-asian="HG Mincho Light J1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58" style:family="text">
      <style:text-properties fo:color="#000000" style:font-name="Ubuntu3" fo:font-size="12pt" fo:language="nl" fo:country="NL" officeooo:rsid="0d5551fd" style:font-name-asian="HG Mincho Light J1" style:font-size-asian="10pt" style:language-asian="nl" style:country-asian="NL" style:font-name-complex="Arial Unicode MS" style:font-size-complex="12pt" style:language-complex="nl" style:country-complex="NL"/>
    </style:style>
    <style:style style:name="T359" style:family="text">
      <style:text-properties fo:color="#000000" style:font-name="Ubuntu3" fo:font-size="12pt" fo:language="nl" fo:country="NL" officeooo:rsid="0d562f3d" style:font-name-asian="HG Mincho Light J1" style:font-size-asian="10pt" style:language-asian="nl" style:country-asian="NL" style:font-name-complex="Arial Unicode MS" style:font-size-complex="12pt" style:language-complex="nl" style:country-complex="NL"/>
    </style:style>
    <style:style style:name="T360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1" style:family="text">
      <style:text-properties style:text-line-through-style="none" style:text-line-through-type="none" style:font-name="Ubuntu2" fo:font-size="12pt" style:text-underline-style="none" fo:font-weight="normal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2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2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2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Ubuntu2" fo:font-size="12pt" style:text-underline-style="none" style:font-size-asian="12pt" style:font-size-complex="12pt"/>
    </style:style>
    <style:style style:name="T383" style:family="text">
      <style:text-properties style:text-line-through-style="none" style:text-line-through-type="none" style:font-name="Ubuntu2" fo:font-size="12pt" style:text-underline-style="none" officeooo:rsid="0055eeeb" style:font-size-asian="12pt" style:font-size-complex="12pt"/>
    </style:style>
    <style:style style:name="T384" style:family="text">
      <style:text-properties style:text-line-through-style="none" style:text-line-through-type="none" style:font-name="Ubuntu2" fo:font-size="12pt" style:text-underline-style="none" officeooo:rsid="0015c265" style:font-size-asian="12pt" style:font-size-complex="12pt"/>
    </style:style>
    <style:style style:name="T385" style:family="text">
      <style:text-properties style:text-line-through-style="none" style:text-line-through-type="none" style:font-name="Ubuntu2" fo:font-size="12pt" style:text-underline-style="none" officeooo:rsid="05789dad" style:font-size-asian="12pt" style:font-size-complex="12pt"/>
    </style:style>
    <style:style style:name="T386" style:family="text">
      <style:text-properties style:text-line-through-style="none" style:text-line-through-type="none" style:font-name="Ubuntu2" fo:font-size="12pt" style:text-underline-style="none" officeooo:rsid="00bddfbe" style:font-size-asian="12pt" style:font-size-complex="12pt"/>
    </style:style>
    <style:style style:name="T387" style:family="text">
      <style:text-properties style:text-line-through-style="none" style:text-line-through-type="none" style:font-name="Ubuntu2" fo:font-size="12pt" style:text-underline-style="none" officeooo:rsid="057a5164" style:font-size-asian="12pt" style:font-size-complex="12pt"/>
    </style:style>
    <style:style style:name="T388" style:family="text">
      <style:text-properties style:text-line-through-style="none" style:text-line-through-type="none" style:font-name="Ubuntu2" fo:font-size="12pt" style:text-underline-style="none" officeooo:rsid="0353fa6c" style:font-size-asian="12pt" style:font-size-complex="12pt"/>
    </style:style>
    <style:style style:name="T389" style:family="text">
      <style:text-properties style:text-line-through-style="none" style:text-line-through-type="none" style:font-name="Ubuntu2" fo:font-size="12pt" style:text-underline-style="none" officeooo:rsid="0371cd02" style:font-size-asian="12pt" style:font-size-complex="12pt"/>
    </style:style>
    <style:style style:name="T390" style:family="text">
      <style:text-properties style:text-line-through-style="none" style:text-line-through-type="none" style:font-name="Ubuntu2" fo:font-size="12pt" style:text-underline-style="none" officeooo:rsid="06a75228" style:font-size-asian="12pt" style:font-size-complex="12pt"/>
    </style:style>
    <style:style style:name="T391" style:family="text">
      <style:text-properties style:text-line-through-style="none" style:text-line-through-type="none" style:font-name="Ubuntu2" fo:font-size="12pt" style:text-underline-style="none" officeooo:rsid="0895525b" style:font-size-asian="12pt" style:font-size-complex="12pt"/>
    </style:style>
    <style:style style:name="T392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3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4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5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6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97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98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99" style:family="text">
      <style:text-properties style:use-window-font-color="true"/>
    </style:style>
    <style:style style:name="T400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4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5" style:family="text">
      <style:text-properties style:use-window-font-color="true" style:text-line-through-style="none" style:text-line-through-type="none" style:text-position="super 58%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6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2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2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2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2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2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2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1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2" style:family="text">
      <style:text-properties style:use-window-font-color="true" style:font-name="Ubuntu2" fo:font-size="12pt" fo:language="nl" fo:country="NL" fo:font-style="normal" fo:font-weight="normal" officeooo:rsid="0d0b0360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3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use-window-font-color="true" style:font-name="Ubuntu2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use-window-font-color="true" style:font-name="Ubuntu2" fo:font-size="12pt" fo:language="nl" fo:country="NL" officeooo:rsid="0cfd7a77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9" style:family="text">
      <style:text-properties style:use-window-font-color="true" style:font-name="Ubuntu2" fo:font-size="12pt" fo:language="nl" fo:country="NL" officeooo:rsid="046ccdc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0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31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32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3" style:family="text">
      <style:text-properties style:use-window-font-color="true" officeooo:rsid="047da547"/>
    </style:style>
    <style:style style:name="T434" style:family="text">
      <style:text-properties style:use-window-font-color="true" style:text-position="super 58%" style:font-name="Ubuntu2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5" style:family="text">
      <style:text-properties style:use-window-font-color="true" style:text-position="super 58%" style:font-name="Ubuntu2" fo:font-size="12pt" fo:language="nl" fo:country="NL" fo:font-style="normal" fo:font-weight="normal" officeooo:rsid="0d0b0360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6" style:family="text">
      <style:text-properties officeooo:rsid="047fb57c"/>
    </style:style>
    <style:style style:name="T437" style:family="text">
      <style:text-properties officeooo:rsid="047da547"/>
    </style:style>
    <style:style style:name="T438" style:family="text">
      <style:text-properties officeooo:rsid="01657261" style:font-size-asian="12pt" style:font-size-complex="12pt"/>
    </style:style>
    <style:style style:name="T439" style:family="text">
      <style:text-properties officeooo:rsid="00bddfbe" style:font-size-asian="12pt" style:font-size-complex="12pt"/>
    </style:style>
    <style:style style:name="T440" style:family="text">
      <style:text-properties officeooo:rsid="04473353"/>
    </style:style>
    <style:style style:name="T441" style:family="text">
      <style:text-properties fo:font-weight="normal" style:font-weight-asian="normal" style:font-weight-complex="normal"/>
    </style:style>
    <style:style style:name="T442" style:family="text">
      <style:text-properties fo:font-weight="normal" officeooo:rsid="0d53468e" style:font-weight-asian="normal" style:font-weight-complex="normal"/>
    </style:style>
    <style:style style:name="T443" style:family="text">
      <style:text-properties fo:font-weight="normal" officeooo:rsid="0d5e9ec2" style:font-weight-asian="normal" style:font-weight-complex="normal"/>
    </style:style>
    <style:style style:name="T444" style:family="text">
      <style:text-properties fo:font-weight="normal" officeooo:rsid="0d516aa8" style:font-weight-asian="normal" style:font-weight-complex="normal"/>
    </style:style>
    <style:style style:name="T445" style:family="text">
      <style:text-properties fo:font-weight="normal" officeooo:rsid="0d6a0c36" style:font-weight-asian="normal" style:font-weight-complex="normal"/>
    </style:style>
    <style:style style:name="T446" style:family="text">
      <style:text-properties officeooo:rsid="06049971"/>
    </style:style>
    <style:style style:name="T447" style:family="text">
      <style:text-properties fo:font-weight="bold" officeooo:rsid="06049971" style:font-weight-asian="bold" style:font-weight-complex="bold"/>
    </style:style>
    <style:style style:name="T448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9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0" style:family="text">
      <style:text-properties officeooo:rsid="050aa1f1"/>
    </style:style>
    <style:style style:name="T451" style:family="text">
      <style:text-properties officeooo:rsid="05903285"/>
    </style:style>
    <style:style style:name="T452" style:family="text">
      <style:text-properties officeooo:rsid="0594b105"/>
    </style:style>
    <style:style style:name="T453" style:family="text">
      <style:text-properties officeooo:rsid="0a6f0a69"/>
    </style:style>
    <style:style style:name="T454" style:family="text">
      <style:text-properties officeooo:rsid="0aace3cd"/>
    </style:style>
    <style:style style:name="T455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6" style:family="text">
      <style:text-properties fo:font-size="10pt" officeooo:rsid="06049971" style:font-size-asian="10pt" style:font-size-complex="10pt"/>
    </style:style>
    <style:style style:name="T457" style:family="text">
      <style:text-properties fo:font-size="10pt" officeooo:rsid="0d5b05c5" style:font-size-asian="10pt" style:font-style-asian="italic" style:font-size-complex="10pt" style:font-style-complex="italic"/>
    </style:style>
    <style:style style:name="T458" style:family="text">
      <style:text-properties fo:font-size="10pt" officeooo:rsid="06049971" style:font-size-asian="10pt" style:font-style-asian="italic" style:font-size-complex="10pt" style:font-style-complex="italic"/>
    </style:style>
    <style:style style:name="T459" style:family="text">
      <style:text-properties officeooo:rsid="0b952edb"/>
    </style:style>
    <style:style style:name="T460" style:family="text">
      <style:text-properties fo:font-size="8pt" style:font-size-asian="8pt" style:font-size-complex="8pt" loext:padding="0.049cm" loext:border="0.31pt solid #000000"/>
    </style:style>
    <style:style style:name="T461" style:family="text">
      <style:text-properties officeooo:rsid="0394a435"/>
    </style:style>
    <style:style style:name="T462" style:family="text">
      <style:text-properties officeooo:rsid="0be4091b"/>
    </style:style>
    <style:style style:name="T463" style:family="text">
      <style:text-properties officeooo:rsid="0bf888a9"/>
    </style:style>
    <style:style style:name="T464" style:family="text">
      <style:text-properties officeooo:rsid="0cf7e116"/>
    </style:style>
    <style:style style:name="T465" style:family="text">
      <style:text-properties officeooo:rsid="0d1ec96e"/>
    </style:style>
    <style:style style:name="T466" style:family="text">
      <style:text-properties officeooo:rsid="0d4a40eb"/>
    </style:style>
    <style:style style:name="T467" style:family="text">
      <style:text-properties officeooo:rsid="0d52ea33"/>
    </style:style>
    <style:style style:name="T468" style:family="text">
      <style:text-properties officeooo:rsid="0d53468e"/>
    </style:style>
    <style:style style:name="T469" style:family="text">
      <style:text-properties officeooo:rsid="0d5392ef"/>
    </style:style>
    <style:style style:name="T470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71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72" style:family="text">
      <style:text-properties officeooo:rsid="0d615979"/>
    </style:style>
    <style:style style:name="T473" style:family="text">
      <style:text-properties officeooo:rsid="0d692d75"/>
    </style:style>
    <style:style style:name="T474" style:family="text">
      <style:text-properties officeooo:rsid="0d6a0c36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8" form:id="control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span text:style-name="Strong_20_Emphasis"><text:span text:style-name="T305">C</text:span></text:span><text:span text:style-name="Strong_20_Emphasis"><text:span text:style-name="T300">hecklist voor </text:span></text:span><text:span text:style-name="Strong_20_Emphasis"><text:span text:style-name="T310">de installatie</text:span></text:span><text:span text:style-name="Strong_20_Emphasis"><text:span text:style-name="T300"> van </text:span></text:span><text:reference-mark-start text:name="Distributie"/><text:span text:style-name="Strong_20_Emphasis"><text:span text:style-name="T303">Ubuntu</text:span></text:span><text:reference-mark-end text:name="Distributie"/><text:span text:style-name="Strong_20_Emphasis"><text:span text:style-name="T303"> </text:span></text:span><text:reference-mark-start text:name="Versie"/><text:span text:style-name="Strong_20_Emphasis"><text:span text:style-name="T309">20</text:span></text:span><text:span text:style-name="Strong_20_Emphasis"><text:span text:style-name="T308">.04 LTS</text:span></text:span><text:reference-mark-end text:name="Versie"/><text:span text:style-name="Strong_20_Emphasis"><text:span text:style-name="T301"><text:note text:id="ftn1" text:note-class="footnote"><text:note-citation>1</text:note-citation><text:note-body><text:p text:style-name="P65"><text:span text:style-name="T461">Deze versie </text:span><text:span text:style-name="T462">20.04 </text:span><text:span text:style-name="T461">heeft codenaam Focal Fossa (focal) en is een zogenaamde LTS-versie (Long-Term Support, langetermijnondersteuning). <text:s/>Een LTS-versie verschijnt iedere twee jaar </text:span><text:span text:style-name="T467">in </text:span><text:span text:style-name="T461">april (deze in april 2020) en wordt vanaf vrijgave </text:span><text:span text:style-name="T348">vijf</text:span><text:span text:style-name="T461"> jaar ondersteund</text:span><text:span text:style-name="T453"> </text:span><text:span text:style-name="T461">(</text:span><text:span text:style-name="T463">updates </text:span><text:span text:style-name="T461">tot april 2025</text:span><text:span text:style-name="T453">)</text:span><text:span text:style-name="T461">.</text:span></text:p></text:note-body></text:note></text:span></text:span><text:span text:style-name="Strong_20_Emphasis"><text:span text:style-name="T301"> </text:span></text:span><text:reference-mark-start text:name="Editie"/><text:span text:style-name="Strong_20_Emphasis"><text:span text:style-name="T302">desktop</text:span></text:span><text:reference-mark-end text:name="Editie"/><text:span text:style-name="Strong_20_Emphasis"><text:span text:style-name="T304">.</text:span></text:span></text:p>
      <text:p text:style-name="P9"/>
      <text:p text:style-name="P23"><text:span text:style-name="T19">Kijk op</text:span><text:span text:style-name="T300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0"> </text:span><text:span text:style-name="T400">voor</text:span><text:span text:style-name="T401"> </text:span><text:span text:style-name="T402">deze en andere </text:span><text:span text:style-name="T20">checklists, scripts, en overige bestanden.</text:span></text:p>
      <text:p text:style-name="P18"/>
      <text:p text:style-name="P50"><text:span text:style-name="T201">D</text:span><text:span text:style-name="T200">it is een invulbare PD</text:span><text:span text:style-name="T202">F</text:span><text:span text:style-name="T200"> met tekst- en keuzevakken; </text:span><text:span text:style-name="T203">a</text:span><text:span text:style-name="T200">fdrukken is niet noodzakelijk.</text:span></text:p>
      <text:p text:style-name="P10"/>
      <text:p text:style-name="P10">V<text:span text:style-name="T436">ul de waarden in het tekstvak achter de </text:span><text:span text:style-name="Definition"><text:span text:style-name="T437">schuingedrukte</text:span></text:span> <text:span text:style-name="T437">woorden </text:span><text:span text:style-name="T433">(zie toelichting)</text:span><text:span text:style-name="T437">:</text:span></text:p>
      <text:p text:style-name="P4"><text:span text:style-name="Definition"><text:span text:style-name="T407">g</text:span></text:span><text:span text:style-name="Definition"><text:span text:style-name="T406">ebruiker</text:span></text:span><text:span text:style-name="Definition"><text:span text:style-name="T408"><text:tab/><text:tab/></text:span></text:span><text:span text:style-name="Definition"><text:span text:style-name="T399"> <text:tab/><text:tab/></text:span></text:span><text:span text:style-name="T409"><draw:control text:anchor-type="as-char" svg:y="-0.429cm" draw:z-index="44" draw:name="Gebruiker" draw:style-name="gr2" draw:text-style-name="P84" svg:width="6.061cm" svg:height="0.6cm" draw:control="control45"><svg:title>Gebruiker</svg:title><svg:desc>Volledige naam, bijv. Jan Stek</svg:desc></draw:control></text:span><text:span text:style-name="T409"><text:tab/></text:span><text:span text:style-name="T410">(</text:span><text:span text:style-name="T430">volledige naam, bijv. </text:span><text:span text:style-name="T432">Karel Kamer</text:span><text:span text:style-name="T431">)</text:span></text:p>
      <text:p text:style-name="Standard"><text:span text:style-name="Definition"><text:span text:style-name="T407">g</text:span></text:span><text:span text:style-name="Definition"><text:span text:style-name="T406">ebruikersnaam<text:tab/><text:tab/></text:span></text:span><text:span text:style-name="Definition"><text:span text:style-name="T406"><draw:control text:anchor-type="as-char" svg:y="-0.429cm" draw:z-index="45" draw:name="Gberuikersnaam" draw:style-name="gr2" draw:text-style-name="P84" svg:width="6.061cm" svg:height="0.6cm" draw:control="control46"><svg:title>Gebruikersnaam</svg:title><svg:desc>Korte naam, bijv. jan</svg:desc></draw:control></text:span></text:span><text:span text:style-name="Definition"><text:span text:style-name="T406"><text:tab/></text:span></text:span><text:span text:style-name="T3">(korte naam, bijv. </text:span><text:span text:style-name="T330">karel</text:span><text:span text:style-name="T3">)</text:span></text:p>
      <text:p text:style-name="P2"><text:span text:style-name="Definition"><text:span text:style-name="T424">c</text:span></text:span><text:span text:style-name="Definition"><text:span text:style-name="T423">omputernaam<text:tab/><text:tab/></text:span></text:span><text:span text:style-name="Definition"><text:span text:style-name="T409"><draw:control text:anchor-type="as-char" svg:y="-0.429cm" draw:z-index="46" draw:name="Computernaam" draw:style-name="gr2" draw:text-style-name="P84" svg:width="6.061cm" svg:height="0.6cm" draw:control="control47"><svg:title>Computernaam</svg:title><svg:desc>Unieke naam van de computer</svg:desc></draw:control></text:span></text:span><text:span text:style-name="Definition"><text:span text:style-name="T409"><text:tab/></text:span></text:span><text:span text:style-name="Definition"><text:span text:style-name="T413">(</text:span></text:span><text:span text:style-name="Definition"><text:span text:style-name="T411">unieke naam van de compute</text:span></text:span><text:span text:style-name="Definition"><text:span text:style-name="T412">r</text:span></text:span><text:span text:style-name="Definition"><text:span text:style-name="T413">)</text:span></text:span></text:p>
      <text:p text:style-name="P2"><text:span text:style-name="Definition"><text:span text:style-name="T407">o</text:span></text:span><text:span text:style-name="Definition"><text:span text:style-name="T406">pstartmenu</text:span></text:span><text:span text:style-name="Definition"><text:span text:style-name="T409"><text:tab/><text:tab/><text:tab/></text:span></text:span><text:span text:style-name="Definition"><text:span text:style-name="T409"><draw:control text:anchor-type="as-char" svg:y="-0.429cm" draw:z-index="47" draw:name="Opstartmenu" draw:style-name="gr2" draw:text-style-name="P84" svg:width="6.061cm" svg:height="0.6cm" draw:control="control48"><svg:title>Opstartmenu</svg:title><svg:desc>Toets voor het opstartmenu ("bootmenu")</svg:desc></draw:control></text:span></text:span><text:span text:style-name="Definition"><text:span text:style-name="T409"><text:tab/></text:span></text:span><text:span text:style-name="Definition"><text:span text:style-name="T413">(</text:span></text:span><text:span text:style-name="Definition"><text:span text:style-name="T411">to</text:span></text:span><text:span text:style-name="Definition"><text:span text:style-name="T420">ets voor het opstartmedium</text:span></text:span><text:span text:style-name="Definition"><text:span text:style-name="T421">)</text:span></text:span></text:p>
      <text:p text:style-name="P2"><text:span text:style-name="Definition"><text:span text:style-name="T425">i</text:span></text:span><text:span text:style-name="Definition"><text:span text:style-name="T426">nstellingen</text:span></text:span><text:span text:style-name="T413"><text:tab/><text:tab/> <text:tab/></text:span><text:span text:style-name="T413"><draw:control text:anchor-type="as-char" svg:y="-0.429cm" draw:z-index="43" draw:name="Instellingen" draw:style-name="gr2" draw:text-style-name="P84" svg:width="6.061cm" svg:height="0.6cm" draw:control="control44"><svg:title>Instellingen</svg:title><svg:desc>Toets voor het BIOS/UEFI-scherm ("setup")</svg:desc></draw:control></text:span><text:span text:style-name="T413"><text:tab/>(</text:span><text:span text:style-name="T411">toets voor het BIOS/UEFI-scherm</text:span><text:span text:style-name="T413">)</text:span></text:p>
      <text:p text:style-name="P3"><text:span text:style-name="Definition"><text:span text:style-name="T403">2</text:span></text:span><text:span text:style-name="Definition"><text:span text:style-name="T405">e </text:span></text:span><text:span text:style-name="Definition"><text:span text:style-name="T427">gebr</text:span></text:span><text:span text:style-name="Definition"><text:span text:style-name="T403">uiker </text:span></text:span><text:span text:style-name="Definition"><text:span text:style-name="T404">(evt.)</text:span></text:span><text:span text:style-name="T413"><text:tab/></text:span><text:span text:style-name="T413"><draw:control text:anchor-type="as-char" svg:y="-0.429cm" draw:z-index="48" draw:name="Instellingen_0" draw:style-name="gr2" draw:text-style-name="P84" svg:width="6.061cm" svg:height="0.6cm" draw:control="control49"><svg:title>Instellingen</svg:title><svg:desc>Toets voor het BIOS/UEFI-scherm ("setup")</svg:desc></draw:control></text:span><text:span text:style-name="T413"><text:tab/>(volledige naam </text:span><text:span text:style-name="T417">evt. </text:span><text:span text:style-name="T416">2</text:span><text:span text:style-name="T434">e</text:span><text:span text:style-name="T416"> </text:span><text:span text:style-name="T413">gebruiker)</text:span></text:p>
      <text:p text:style-name="P6"><text:span text:style-name="Definition"><text:span text:style-name="T403">2</text:span></text:span><text:span text:style-name="Definition"><text:span text:style-name="T405">e</text:span></text:span><text:span text:style-name="Definition"><text:span text:style-name="T403"> </text:span></text:span><text:span text:style-name="Definition"><text:span text:style-name="T429">g</text:span></text:span><text:span text:style-name="Definition"><text:span text:style-name="T428">ebruikersnaam<text:tab/></text:span></text:span><text:span text:style-name="T413"><draw:control text:anchor-type="as-char" svg:y="-0.429cm" draw:z-index="49" draw:name="Instellingen_1" draw:style-name="gr2" draw:text-style-name="P84" svg:width="6.061cm" svg:height="0.6cm" draw:control="control50"><svg:title>Instellingen</svg:title><svg:desc>Toets voor het BIOS/UEFI-scherm ("setup")</svg:desc></draw:control></text:span><text:span text:style-name="T413"><text:tab/>(</text:span><text:span text:style-name="T411">korte naam </text:span><text:span text:style-name="T418">ev</text:span><text:span text:style-name="T419">entuele</text:span><text:span text:style-name="T417"> </text:span><text:span text:style-name="T422">2</text:span><text:span text:style-name="T435">e</text:span><text:span text:style-name="T422"> </text:span><text:span text:style-name="T414">gebr</text:span><text:span text:style-name="T415">uiker</text:span><text:span text:style-name="T413">)</text:span></text:p>
      <text:p text:style-name="P3"><text:span text:style-name="T319">Vervang </text:span><text:span text:style-name="Definition"><text:span text:style-name="T17">schuingedrukte</text:span></text:span><text:span text:style-name="T319"> </text:span><text:span text:style-name="T320">woorden </text:span><text:span text:style-name="T319">in deze checklist door </text:span><text:span text:style-name="T320">boven</text:span><text:span text:style-name="T319">staande waarden.</text:span></text:p>
      <text:p text:style-name="P11"/>
      <text:p text:style-name="P1"><text:span text:style-name="Strong_20_Emphasis"><text:span text:style-name="T314"/></text:span></text:p>
      <text:p text:style-name="P25"><text:span text:style-name="Strong_20_Emphasis"><text:span text:style-name="T136"><draw:control text:anchor-type="as-char" draw:z-index="0" draw:name="Vorm1" draw:style-name="gr1" draw:text-style-name="P83" svg:width="0.35cm" svg:height="0.35cm" draw:control="control1"/></text:span></text:span><text:span text:style-name="Strong_20_Emphasis"><text:span text:style-name="T136"><text:s/><text:tab/></text:span></text:span><text:span text:style-name="T315">Nog niet op Linux?<text:tab/></text:span><text:span text:style-name="T342"></text:span><text:span text:style-name="T321"> </text:span><text:span text:style-name="T322">G</text:span><text:span text:style-name="T316">ebruik </text:span><text:span text:style-name="Strong_20_Emphasis"><text:span text:style-name="T360">Checklist migratie</text:span></text:span><text:span text:style-name="T316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17"> onder </text:span><text:span text:style-name="T327">Linux</text:span><text:span text:style-name="T318">.</text:span></text:p>
      <text:p text:style-name="P56"><text:span text:style-name="Strong_20_Emphasis"><text:span text:style-name="T136"><draw:control text:anchor-type="as-char" draw:z-index="42" draw:name="Vorm2" draw:style-name="gr1" draw:text-style-name="P83" svg:width="0.35cm" svg:height="0.35cm" draw:control="control43"/></text:span></text:span><text:span text:style-name="Strong_20_Emphasis"><text:span text:style-name="T136"><text:s/><text:tab/></text:span></text:span><text:span text:style-name="T323">Nieuwe installatie?<text:tab/></text:span><text:span text:style-name="T343"></text:span><text:span text:style-name="T326"><text:tab/></text:span><text:span text:style-name="T325">B</text:span><text:span text:style-name="T323">egin bij hoofdstuk </text:span><text:span text:style-name="T328"><text:bookmark-ref text:reference-format="page" text:ref-name="__RefNumPara__4009_1271708128">2</text:bookmark-ref></text:span><text:span text:style-name="T323"><text:s text:c="2"/></text:span><text:span text:style-name="T329"><text:bookmark-ref text:reference-format="text" text:ref-name="__RefNumPara__4009_1271708128">Installatie uitvoeren</text:bookmark-ref></text:span><text:span text:style-name="T324">.</text:span></text:p>
      <text:p text:style-name="P5"/>
      <text:list xml:id="list1960427061" text:style-name="L1">
        <text:list-item>
          <text:p text:style-name="P76"><text:bookmark-start text:name="__RefNumPara__4083_1271708128"/>Installatie voorbereiden<text:bookmark-end text:name="__RefNumPara__4083_1271708128"/></text:p>
        </text:list-item>
      </text:list>
      <text:p text:style-name="P2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4"><text:span text:style-name="Strong_20_Emphasis"><text:span text:style-name="T101"><text:s/></text:span></text:span><text:span text:style-name="Strong_20_Emphasis"><text:span text:style-name="T137"><draw:control text:anchor-type="as-char" draw:z-index="1" draw:name="Vorm3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7">.</text:span></text:span></text:p>
          </table:table-cell>
        </table:table-row>
        <table:table-row table:style-name="TableLine93847253670112">
          <table:table-cell table:style-name="_31_._5f_Installatie_5f_voorbereiden.A1" office:value-type="string">
            <text:p text:style-name="P28"><text:span text:style-name="Strong_20_Emphasis"><text:span text:style-name="T101"><text:s/></text:span></text:span></text:p>
          </table:table-cell>
          <table:table-cell table:style-name="_31_._5f_Installatie_5f_voorbereiden.A1" office:value-type="string">
            <text:p text:style-name="P24"/>
          </table:table-cell>
        </table:table-row>
        <table:table-row table:style-name="TableLine93847253670480">
          <table:table-cell table:style-name="_31_._5f_Installatie_5f_voorbereid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2" draw:name="Vorm4" draw:style-name="gr1" draw:text-style-name="P8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5">Terminalvenster</text:span></text:span><text:span text:style-name="Strong_20_Emphasis"><text:span text:style-name="T87"> met toetscombinatie <text:line-break/></text:span></text:span><text:span text:style-name="Strong_20_Emphasis"><text:span text:style-name="T237">Ctrl</text:span></text:span><text:span text:style-name="Strong_20_Emphasis"><text:span text:style-name="T236"> </text:span></text:span><text:span text:style-name="Strong_20_Emphasis"><text:span text:style-name="T237">Alt</text:span></text:span><text:span text:style-name="Strong_20_Emphasis"><text:span text:style-name="T236"> </text:span></text:span><text:span text:style-name="Strong_20_Emphasis"><text:span text:style-name="T237">T</text:span></text:span><text:span text:style-name="Strong_20_Emphasis"><text:span text:style-name="T114">.</text:span></text:span></text:p>
          </table:table-cell>
        </table:table-row>
        <table:table-row table:style-name="TableLine93847258436544">
          <table:table-cell table:style-name="_31_._5f_Installatie_5f_voorbereiden.A1" office:value-type="string">
            <text:p text:style-name="P53"><text:span text:style-name="Strong_20_Emphasis"><text:span text:style-name="T101"><text:s/></text:span></text:span><text:span text:style-name="Strong_20_Emphasis"><text:span text:style-name="T137"><draw:control text:anchor-type="as-char" draw:z-index="51" draw:name="Vorm4_3" draw:style-name="gr1" draw:text-style-name="P83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53">Typ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8">z</text:span></text:span><text:span text:style-name="Strong_20_Emphasis"><text:span text:style-name="T114">e opdrachten, ieder gevolgd door de </text:span></text:span><text:span text:style-name="Strong_20_Emphasis"><text:span text:style-name="T237">Enter</text:span></text:span><text:span text:style-name="Strong_20_Emphasis"><text:span text:style-name="T87">-toets:<text:line-break/></text:span></text:span><text:span text:style-name="User_20_Entry"><text:span text:style-name="T298">wget karelzimmer.nl/</text:span></text:span><text:span text:style-name="User_20_Entry"><text:span text:style-name="T299">kz</text:span></text:span><text:span text:style-name="User_20_Entry"><text:span text:style-name="T298"><text:line-break/>bash </text:span></text:span><text:span text:style-name="User_20_Entry"><text:span text:style-name="T299">kz</text:span></text:span></text:p>
          </table:table-cell>
        </table:table-row>
        <table:table-row table:style-name="TableLine93847258437136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3847258437728">
          <table:table-cell table:style-name="_31_._5f_Installatie_5f_voorbereiden.A1" office:value-type="string">
            <text:p text:style-name="P43"><text:span text:style-name="Strong_20_Emphasis"><text:span text:style-name="T101"><text:s/></text:span></text:span><text:span text:style-name="Strong_20_Emphasis"><text:span text:style-name="Strong_20_Emphasis"><text:span text:style-name="T137"><draw:control text:anchor-type="as-char" draw:z-index="3" draw:name="Vorm6" draw:style-name="gr1" draw:text-style-name="P83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75">Bereid de installatie voor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104">druk </text:span></text:span><text:span text:style-name="Strong_20_Emphasis"><text:span text:style-name="T99">op de </text:span></text:span><text:span text:style-name="Strong_20_Emphasis"><text:span text:style-name="T235">Super</text:span></text:span><text:span text:style-name="Strong_20_Emphasis"><text:span text:style-name="T99">-toets</text:span></text:span><text:span text:style-name="Strong_20_Emphasis"><text:span text:style-name="T296"><text:note text:id="ftn2" text:note-class="footnote"><text:note-citation>2</text:note-citation><text:note-body><text:p text:style-name="P66"><text:span text:style-name="T344">D</text:span>e <text:span text:style-name="T460">Super</text:span>-toets <text:span text:style-name="T344">is </text:span>de Windows<text:span text:style-name="T464">-</text:span><text:span text:style-name="T459">toets</text:span>, <text:span text:style-name="T464">C</text:span>ommand-<text:span text:style-name="T459">toets</text:span>, of <text:span text:style-name="T464">V</text:span>ergrootglas-toets.</text:p></text:note-body></text:note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90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5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290"> </text:span></text:span><text:span text:style-name="Strong_20_Emphasis"><text:span text:style-name="T275">Installatiem</text:span></text:span><text:span text:style-name="Strong_20_Emphasis"><text:span text:style-name="T274">enu</text:span></text:span><text:span text:style-name="Strong_20_Emphasis"><text:span text:style-name="T99">.</text:span></text:span></text:p>
          </table:table-cell>
        </table:table-row>
        <table:table-row table:style-name="TableLine93847258438320">
          <table:table-cell table:style-name="_31_._5f_Installatie_5f_voorbereid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4" draw:name="Vorm7" draw:style-name="gr1" draw:text-style-name="P83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84">K</text:span></text:span><text:span text:style-name="Strong_20_Emphasis"><text:span text:style-name="T78">ie</text:span></text:span><text:span text:style-name="Strong_20_Emphasis"><text:span text:style-name="T77">s</text:span></text:span><text:span text:style-name="Strong_20_Emphasis"><text:span text:style-name="T73"> </text:span></text:span><text:span text:style-name="Strong_20_Emphasis"><text:span text:style-name="T272">1</text:span></text:span><text:span text:style-name="Strong_20_Emphasis"><text:span text:style-name="T278"> - </text:span></text:span><text:span text:style-name="Strong_20_Emphasis"><text:span text:style-name="T279">In</text:span></text:span><text:span text:style-name="Strong_20_Emphasis"><text:span text:style-name="T284">stallatie voorberei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3847258438912">
          <table:table-cell table:style-name="_31_._5f_Installatie_5f_voorbereid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5" draw:name="Vorm8" draw:style-name="gr1" draw:text-style-name="P83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73">Volg de aanwijzingen op het scherm.</text:span></text:span></text:p>
          </table:table-cell>
        </table:table-row>
        <table:table-row table:style-name="TableLine93847258439504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3847258440096">
          <table:table-cell table:style-name="_31_._5f_Installatie_5f_voorbereiden.A1" office:value-type="string">
            <text:p text:style-name="P62"><text:span text:style-name="Strong_20_Emphasis"><text:span text:style-name="T101"><text:s/></text:span></text:span><text:span text:style-name="Strong_20_Emphasis"><text:span text:style-name="T137"><draw:control text:anchor-type="as-char" draw:z-index="55" draw:name="Vorm8_0" draw:style-name="gr1" draw:text-style-name="P83" svg:width="0.35cm" svg:height="0.35cm" draw:control="control56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21">Na aanmelden als </text:span></text:span><text:span text:style-name="Strong_20_Emphasis"><text:span text:style-name="T122">eventuele</text:span></text:span><text:span text:style-name="Strong_20_Emphasis"><text:span text:style-name="T121"> </text:span></text:span><text:span text:style-name="Definition"><text:span text:style-name="T15">2</text:span></text:span><text:span text:style-name="Definition"><text:span text:style-name="T470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1">, zoek en start</text:span></text:span><text:span text:style-name="Strong_20_Emphasis"><text:span text:style-name="T238"> </text:span></text:span><text:span text:style-name="Strong_20_Emphasis"><text:span text:style-name="T178">Ins</text:span></text:span><text:span text:style-name="Strong_20_Emphasis"><text:span text:style-name="T177">tallatiemenu</text:span></text:span><text:span text:style-name="Strong_20_Emphasis"><text:span text:style-name="T138"> </text:span></text:span><text:span text:style-name="Strong_20_Emphasis"><text:span text:style-name="T121">en </text:span></text:span><text:span text:style-name="User_20_Entry"><text:span text:style-name="T193">kies <text:line-break/></text:span></text:span><text:span text:style-name="User_20_Entry"><text:span text:style-name="T195">5</text:span></text:span><text:span text:style-name="User_20_Entry"><text:span text:style-name="T196"> -</text:span></text:span><text:span text:style-name="User_20_Entry"><text:span text:style-name="T197"> </text:span></text:span><text:span text:style-name="User_20_Entry"><text:span text:style-name="T195">Opdrachtenmenu</text:span></text:span><text:span text:style-name="User_20_Entry"><text:span text:style-name="T194"> en daarna </text:span></text:span><text:span text:style-name="User_20_Entry"><text:span text:style-name="T199">11</text:span></text:span><text:span text:style-name="User_20_Entry"><text:span text:style-name="T195"> - Instellijst</text:span></text:span><text:span text:style-name="User_20_Entry"><text:span text:style-name="T198"> </text:span></text:span><text:span text:style-name="User_20_Entry"><text:span text:style-name="T189">maken</text:span></text:span><text:span text:style-name="User_20_Entry"><text:span text:style-name="T193">.</text:span></text:span></text:p>
          </table:table-cell>
        </table:table-row>
      </table:table>
      <text:p text:style-name="P19"/>
      <text:list xml:id="list184960314551493" text:continue-numbering="true" text:style-name="L1">
        <text:list-item>
          <text:p text:style-name="P82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47251167888">
          <table:table-cell table:style-name="_32_._5f_Installatie_5f_uitvoer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6" draw:name="Vorm9" draw:style-name="gr1" draw:text-style-name="P83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1"><text:span text:style-name="T338">Start de computer op vanaf </text:span><text:span text:style-name="T339">een </text:span><text:span text:style-name="T339"><text:reference-ref text:reference-format="text" text:ref-name="Distributie">Ubuntu</text:reference-ref></text:span><text:span text:style-name="T339"><text:s/></text:span><text:span text:style-name="T338"><text:reference-ref text:reference-format="text" text:ref-name="Versie">20.04 LTS</text:reference-ref></text:span><text:span text:style-name="T205"><text:s/></text:span><text:span text:style-name="T205"><text:reference-ref text:reference-format="text" text:ref-name="Editie">desktop</text:reference-ref></text:span><text:span text:style-name="T205"><text:s/>Live</text:span><text:span text:style-name="T205"><text:note text:id="ftn3" text:note-class="footnote"><text:note-citation>1</text:note-citation><text:note-body><text:p text:style-name="P64"><text:span text:style-name="T440">Vanaf ee</text:span>n Live <text:span text:style-name="T454">USB-stick of </text:span><text:span text:style-name="T347">C</text:span><text:span text:style-name="T454">D</text:span><text:span text:style-name="T6"> </text:span>kunt <text:span text:style-name="T440">u opstarten en</text:span> met <text:reference-ref text:reference-format="text" text:ref-name="Distributie">Ubuntu</text:reference-ref><text:s/>werken zonder deze te installeren.</text:p></text:note-body></text:note></text:span><text:span text:style-name="T205"> </text:span><text:span text:style-name="T208">USB-stick</text:span><text:span text:style-name="T208"><text:note text:id="ftn4" text:note-class="footnote"><text:note-citation>2</text:note-citation><text:note-body><text:p text:style-name="P68"><text:span text:style-name="Strong_20_Emphasis"><text:span text:style-name="T219">Download </text:span></text:span><text:span text:style-name="Strong_20_Emphasis"><text:span text:style-name="T213">een </text:span></text:span><text:span text:style-name="Strong_20_Emphasis"><text:span text:style-name="T223">Desktop </text:span></text:span><text:span text:style-name="Strong_20_Emphasis"><text:span text:style-name="T233">CD</text:span></text:span><text:span text:style-name="Strong_20_Emphasis"><text:span text:style-name="T218"> vanaf </text:span></text:span><text:a xlink:type="simple" xlink:href="http://nl.releases.ubuntu.com/" text:style-name="Internet_20_link" text:visited-style-name="Visited_20_Internet_20_Link"><text:span text:style-name="Strong_20_Emphasis"><text:span text:style-name="T448">nl.releases.ubuntu.com</text:span></text:span></text:a><text:span text:style-name="Strong_20_Emphasis"><text:span text:style-name="T218"> </text:span></text:span><text:span text:style-name="Strong_20_Emphasis"><text:span text:style-name="T214">en </text:span></text:span><text:span text:style-name="Strong_20_Emphasis"><text:span text:style-name="T219">plaats </text:span></text:span><text:span text:style-name="Strong_20_Emphasis"><text:span text:style-name="T213">een USB-stick </text:span></text:span><text:span text:style-name="Strong_20_Emphasis"><text:span text:style-name="T234">va</text:span></text:span><text:span text:style-name="Strong_20_Emphasis"><text:span text:style-name="T229">n </text:span></text:span><text:span text:style-name="Strong_20_Emphasis"><text:span text:style-name="T212">min</text:span></text:span><text:span text:style-name="Strong_20_Emphasis"><text:span text:style-name="T230">imaal</text:span></text:span><text:span text:style-name="Strong_20_Emphasis"><text:span text:style-name="T212"> </text:span></text:span><text:span text:style-name="Strong_20_Emphasis"><text:span text:style-name="T220">4</text:span></text:span><text:span text:style-name="Strong_20_Emphasis"><text:span text:style-name="T212"> GB. <text:line-break/></text:span></text:span><text:span text:style-name="Strong_20_Emphasis"><text:span text:style-name="T232">Zoek</text:span></text:span><text:span text:style-name="Strong_20_Emphasis"><text:span text:style-name="T212"> </text:span></text:span><text:span text:style-name="Strong_20_Emphasis"><text:span text:style-name="T240">opst</text:span></text:span><text:span text:style-name="Strong_20_Emphasis"><text:span text:style-name="T212"> en klik op het pictogram van</text:span></text:span><text:span text:style-name="Strong_20_Emphasis"><text:span text:style-name="T215"> </text:span></text:span><text:span text:style-name="Strong_20_Emphasis"><text:span text:style-name="T239">Opstartschijf aanmaken</text:span></text:span><text:span text:style-name="Strong_20_Emphasis"><text:span text:style-name="T222">, </text:span></text:span><text:span text:style-name="Strong_20_Emphasis"><text:span text:style-name="T228">o</text:span></text:span><text:span text:style-name="Strong_20_Emphasis"><text:span text:style-name="T213">f </text:span></text:span><text:span text:style-name="Strong_20_Emphasis"><text:span text:style-name="T216">gebruik </text:span></text:span><text:span text:style-name="Strong_20_Emphasis"><text:span text:style-name="T209">het programma balenaEtche</text:span></text:span><text:span text:style-name="Strong_20_Emphasis"><text:span text:style-name="T217">r</text:span></text:span><text:span text:style-name="Strong_20_Emphasis"><text:span text:style-name="T209"> </text:span></text:span><text:span text:style-name="Strong_20_Emphasis"><text:span text:style-name="T210">(</text:span></text:span><text:a xlink:type="simple" xlink:href="https://www.balena.io/etcher/" text:style-name="Internet_20_link" text:visited-style-name="Visited_20_Internet_20_Link"><text:span text:style-name="Strong_20_Emphasis"><text:span text:style-name="T449">etcher.io</text:span></text:span></text:a><text:span text:style-name="Strong_20_Emphasis"><text:span text:style-name="T210">); </text:span></text:span><text:span text:style-name="Strong_20_Emphasis"><text:span text:style-name="T209">balenaEtche</text:span></text:span><text:span text:style-name="Strong_20_Emphasis"><text:span text:style-name="T217">r</text:span></text:span><text:span text:style-name="Strong_20_Emphasis"><text:span text:style-name="T224"> is</text:span></text:span><text:span text:style-name="Strong_20_Emphasis"><text:span text:style-name="T210"> </text:span></text:span><text:span text:style-name="Strong_20_Emphasis"><text:span text:style-name="T213">beschikbaar voor </text:span></text:span><text:span text:style-name="Strong_20_Emphasis"><text:span text:style-name="T225">Windows, </text:span></text:span><text:span text:style-name="Strong_20_Emphasis"><text:span text:style-name="T226">OS X</text:span></text:span><text:span text:style-name="Strong_20_Emphasis"><text:span text:style-name="T209">, </text:span></text:span><text:span text:style-name="Strong_20_Emphasis"><text:span text:style-name="T210">en </text:span></text:span><text:span text:style-name="Strong_20_Emphasis"><text:span text:style-name="T227">GNU/</text:span></text:span><text:span text:style-name="Strong_20_Emphasis"><text:span text:style-name="T209">Linux</text:span></text:span><text:span text:style-name="Strong_20_Emphasis"><text:span text:style-name="T211">.</text:span></text:span></text:p></text:note-body></text:note></text:span><text:span text:style-name="T208"> of </text:span><text:span text:style-name="T204">C</text:span><text:span text:style-name="T208">D</text:span><text:span text:style-name="T208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5">.</text:span></text:p>
            <text:p text:style-name="P30"><text:span text:style-name="T206">Opstartmenu/</text:span><text:span text:style-name="T207">boot menu</text:span><text:span text:style-name="T206"> </text:span><text:span text:style-name="T205">via </text:span><text:span text:style-name="Definition"><text:span text:style-name="T438">opstartmenu</text:span></text:span><text:span text:style-name="T205">, </text:span><text:span text:style-name="T206">instellingen/</text:span><text:span text:style-name="T207">setup</text:span><text:span text:style-name="T205"> via </text:span><text:span text:style-name="Definition"><text:span text:style-name="T438">instellingen</text:span></text:span><text:span text:style-name="T205">.</text:span></text:p>
          </table:table-cell>
        </table:table-row>
        <table:table-row table:style-name="TableLine93847251168416">
          <table:table-cell table:style-name="_32_._5f_Installatie_5f_uitvoer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7" draw:name="Vorm10" draw:style-name="gr1" draw:text-style-name="P83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31">Kies</text:span></text:span><text:span text:style-name="Strong_20_Emphasis"><text:span text:style-name="T64"> </text:span></text:span><text:span text:style-name="Strong_20_Emphasis"><text:span text:style-name="T132">als</text:span></text:span><text:span text:style-name="Strong_20_Emphasis"><text:span text:style-name="T67"> </text:span></text:span><text:span text:style-name="Strong_20_Emphasis"><text:span text:style-name="T66">mogelijk</text:span></text:span><text:span text:style-name="Strong_20_Emphasis"><text:span text:style-name="T64"> </text:span></text:span><text:span text:style-name="Strong_20_Emphasis"><text:span text:style-name="T70">met pijltjes-toetsen</text:span></text:span><text:span text:style-name="Strong_20_Emphasis"><text:span text:style-name="T65"> </text:span></text:span><text:span text:style-name="Strong_20_Emphasis"><text:span text:style-name="T188">Nederlands</text:span></text:span><text:span text:style-name="Strong_20_Emphasis"><text:span text:style-name="T40"> </text:span></text:span><text:span text:style-name="Strong_20_Emphasis"><text:span text:style-name="T70">en druk op </text:span></text:span><text:span text:style-name="Strong_20_Emphasis"><text:span text:style-name="T69">de </text:span></text:span><text:span text:style-name="Strong_20_Emphasis"><text:span text:style-name="T221">Enter</text:span></text:span><text:span text:style-name="Strong_20_Emphasis"><text:span text:style-name="T69">-toets.</text:span></text:span></text:p>
          </table:table-cell>
        </table:table-row>
        <table:table-row table:style-name="TableLine93847231558624">
          <table:table-cell table:style-name="_32_._5f_Installatie_5f_uitvoer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8" draw:name="Vorm11" draw:style-name="gr1" draw:text-style-name="P83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3"><text:span text:style-name="T340">Kies </text:span><text:span text:style-name="T331">Ubuntu installeren </text:span><text:span text:style-name="Strong_20_Emphasis"><text:span text:style-name="T132">en druk op </text:span></text:span><text:span text:style-name="Strong_20_Emphasis"><text:span text:style-name="T133">de </text:span></text:span><text:span text:style-name="Strong_20_Emphasis"><text:span text:style-name="T231">Enter</text:span></text:span><text:span text:style-name="Strong_20_Emphasis"><text:span text:style-name="T133">-toets</text:span></text:span><text:span text:style-name="T340">.</text:span></text:p>
          </table:table-cell>
        </table:table-row>
        <table:table-row table:style-name="TableLine9384723207083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9" draw:name="Vorm12" draw:style-name="gr1" draw:text-style-name="P83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31">Op het </text:span></text:span><text:span text:style-name="Strong_20_Emphasis"><text:span text:style-name="T36">scherm </text:span></text:span><text:span text:style-name="Strong_20_Emphasis"><text:span text:style-name="T250">Wel</text:span></text:span><text:span text:style-name="Strong_20_Emphasis"><text:span text:style-name="T291">k</text:span></text:span><text:span text:style-name="Strong_20_Emphasis"><text:span text:style-name="T255">om</text:span></text:span><text:span text:style-name="Strong_20_Emphasis"><text:span text:style-name="T37"> </text:span></text:span><text:span text:style-name="Strong_20_Emphasis"><text:span text:style-name="T31">kies </text:span></text:span><text:span text:style-name="Strong_20_Emphasis"><text:span text:style-name="T161">Nederlands</text:span></text:span><text:span text:style-name="Strong_20_Emphasis"><text:span text:style-name="T19"> en klik op</text:span></text:span><text:span text:style-name="Strong_20_Emphasis"><text:span text:style-name="T27"> </text:span></text:span><text:span text:style-name="Strong_20_Emphasis"><text:span text:style-name="T162">Verder</text:span></text:span><text:span text:style-name="Strong_20_Emphasis"><text:span text:style-name="T19">.</text:span></text:span></text:p>
          </table:table-cell>
        </table:table-row>
        <table:table-row table:style-name="TableLine93847272944736">
          <table:table-cell table:style-name="_32_._5f_Installatie_5f_uitvoer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10" draw:name="Vorm13" draw:style-name="gr1" draw:text-style-name="P83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0"><text:span text:style-name="Strong_20_Emphasis"><text:span text:style-name="T144">O</text:span></text:span><text:span text:style-name="Strong_20_Emphasis"><text:span text:style-name="T145">p </text:span></text:span><text:span text:style-name="Strong_20_Emphasis"><text:span text:style-name="T146">het </text:span></text:span><text:span text:style-name="Strong_20_Emphasis"><text:span text:style-name="T147">scherm </text:span></text:span><text:span text:style-name="Strong_20_Emphasis"><text:span text:style-name="T248">Toetsenbord</text:span></text:span><text:span text:style-name="Strong_20_Emphasis"><text:span text:style-name="T249">indeling</text:span></text:span><text:span text:style-name="Strong_20_Emphasis"><text:span text:style-name="T147"> </text:span></text:span><text:span text:style-name="Strong_20_Emphasis"><text:span text:style-name="T148">controleer </text:span></text:span><text:span text:style-name="Strong_20_Emphasis"><text:span text:style-name="T149">de </text:span></text:span><text:span text:style-name="Strong_20_Emphasis"><text:span text:style-name="T160">te gebruiken </text:span></text:span><text:span text:style-name="Strong_20_Emphasis"><text:span text:style-name="T148">toetsenbordindeling </text:span></text:span><text:span text:style-name="Strong_20_Emphasis"><text:span text:style-name="T150">en </text:span></text:span><text:span text:style-name="Strong_20_Emphasis"><text:span text:style-name="T144">klik </text:span></text:span><text:span text:style-name="Strong_20_Emphasis"><text:span text:style-name="T147">op </text:span></text:span><text:span text:style-name="Strong_20_Emphasis"><text:span text:style-name="T190">Verder</text:span></text:span><text:span text:style-name="Strong_20_Emphasis"><text:span text:style-name="T147">.</text:span></text:span></text:p>
          </table:table-cell>
        </table:table-row>
        <table:table-row table:style-name="TableLine93847272945216">
          <table:table-cell table:style-name="_32_._5f_Installatie_5f_uitvoer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11" draw:name="Vorm14" draw:style-name="gr1" draw:text-style-name="P83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0"><text:span text:style-name="Strong_20_Emphasis"><text:span text:style-name="T53">Als </text:span></text:span><text:span text:style-name="Strong_20_Emphasis"><text:span text:style-name="T42">het </text:span></text:span><text:span text:style-name="Strong_20_Emphasis"><text:span text:style-name="T30">het scherm </text:span></text:span><text:span text:style-name="Strong_20_Emphasis"><text:span text:style-name="T247">Draadloos</text:span></text:span><text:span text:style-name="Strong_20_Emphasis"><text:span text:style-name="T30"> </text:span></text:span><text:span text:style-name="Strong_20_Emphasis"><text:span text:style-name="T42">verschijnt, </text:span></text:span><text:span text:style-name="Strong_20_Emphasis"><text:span text:style-name="T32">kies</text:span></text:span><text:span text:style-name="Strong_20_Emphasis"><text:span text:style-name="T30"> </text:span></text:span><text:span text:style-name="Strong_20_Emphasis"><text:span text:style-name="T32">een draadloos netwerk, maak </text:span></text:span><text:span text:style-name="Strong_20_Emphasis"><text:span text:style-name="T19">verbinding, </text:span></text:span><text:span text:style-name="Strong_20_Emphasis"><text:span text:style-name="T33">en klik</text:span></text:span><text:span text:style-name="Strong_20_Emphasis"><text:span text:style-name="T19"> </text:span></text:span><text:span text:style-name="Strong_20_Emphasis"><text:span text:style-name="T25">op </text:span></text:span><text:span text:style-name="Strong_20_Emphasis"><text:span text:style-name="T162">Verder</text:span></text:span><text:span text:style-name="Strong_20_Emphasis"><text:span text:style-name="T19">.</text:span></text:span></text:p>
          </table:table-cell>
        </table:table-row>
        <table:table-row table:style-name="TableLine93847272945808">
          <table:table-cell table:style-name="_32_._5f_Installatie_5f_uitvoer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12" draw:name="Vorm15" draw:style-name="gr1" draw:text-style-name="P83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0"><text:span text:style-name="Strong_20_Emphasis"><text:span text:style-name="T34">O</text:span></text:span><text:span text:style-name="Strong_20_Emphasis"><text:span text:style-name="T28">p het scherm </text:span></text:span><text:span text:style-name="Strong_20_Emphasis"><text:span text:style-name="T251">Bijgewerkte pakketten en andere programmatuur</text:span></text:span><text:span text:style-name="Strong_20_Emphasis"><text:span text:style-name="T245"> </text:span></text:span><text:span text:style-name="T19">klik op </text:span><text:span text:style-name="Strong_20_Emphasis"><text:span text:style-name="T161">Verder</text:span></text:span><text:span text:style-name="Strong_20_Emphasis"><text:span text:style-name="T19">.</text:span></text:span></text:p>
          </table:table-cell>
        </table:table-row>
        <table:table-row table:style-name="TableLine93847272946400">
          <table:table-cell table:style-name="_32_._5f_Installatie_5f_uitvoer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13" draw:name="Vorm16" draw:style-name="gr1" draw:text-style-name="P83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46">Installatietype</text:span></text:span><text:span text:style-name="Strong_20_Emphasis"><text:span text:style-name="T141"> </text:span></text:span><text:span text:style-name="Strong_20_Emphasis"><text:span text:style-name="T152">selecteer</text:span></text:span><text:span text:style-name="Strong_20_Emphasis"><text:span text:style-name="T142"> </text:span></text:span><text:span text:style-name="Strong_20_Emphasis"><text:span text:style-name="T362">het gewenste </text:span></text:span><text:span text:style-name="Strong_20_Emphasis"><text:span text:style-name="T383">Installatie type</text:span></text:span><text:span text:style-name="Strong_20_Emphasis"><text:span text:style-name="T362">.</text:span></text:span></text:p>
            <text:p text:style-name="P31"><text:span text:style-name="Emphasis"><text:span text:style-name="T397">Aa</text:span></text:span><text:span text:style-name="Emphasis"><text:span text:style-name="T398">nbevolen</text:span></text:span><text:span text:style-name="Strong_20_Emphasis"><text:span text:style-name="T374"> wordt om </text:span></text:span><text:span text:style-name="Strong_20_Emphasis"><text:span text:style-name="T378">te klikken op </text:span></text:span><text:span text:style-name="Strong_20_Emphasis"><text:span text:style-name="T396">Geavanceerde functies</text:span></text:span><text:span text:style-name="Strong_20_Emphasis"><text:span text:style-name="T378">, en</text:span></text:span><text:span text:style-name="Strong_20_Emphasis"><text:span text:style-name="T374"> </text:span></text:span><text:span text:style-name="Strong_20_Emphasis"><text:span text:style-name="T378">selecteer <text:line-break/></text:span></text:span><text:span text:style-name="Strong_20_Emphasis"><text:span text:style-name="T394">LVM gebruiken bij de nieuwe installatie van Ubuntu</text:span></text:span><text:span text:style-name="Strong_20_Emphasis"><text:span text:style-name="T374">, </text:span></text:span><text:span text:style-name="Strong_20_Emphasis"><text:span text:style-name="T378">en vink aan <text:line-break/></text:span></text:span><text:span text:style-name="Strong_20_Emphasis"><text:span text:style-name="T394">De nieuwe installatie van Ubuntu versleutelen voor de </text:span></text:span><text:span text:style-name="Strong_20_Emphasis"><text:span text:style-name="T395">veiligheid</text:span></text:span><text:span text:style-name="Strong_20_Emphasis"><text:span text:style-name="T375">.</text:span></text:span></text:p>
            <text:p text:style-name="P32"><text:span text:style-name="Strong_20_Emphasis"><text:span text:style-name="T377">K</text:span></text:span><text:span text:style-name="Strong_20_Emphasis"><text:span text:style-name="T22">lik op </text:span></text:span><text:span text:style-name="Strong_20_Emphasis"><text:span text:style-name="T259">OK</text:span></text:span><text:span text:style-name="Strong_20_Emphasis"><text:span text:style-name="T60"> en vervolgens op</text:span></text:span><text:span text:style-name="Strong_20_Emphasis"><text:span text:style-name="T22"> </text:span></text:span><text:span text:style-name="Strong_20_Emphasis"><text:span text:style-name="T191">I</text:span></text:span><text:span text:style-name="Strong_20_Emphasis"><text:span text:style-name="T192">nstalle</text:span></text:span><text:span text:style-name="Strong_20_Emphasis"><text:span text:style-name="T191">e</text:span></text:span><text:span text:style-name="Strong_20_Emphasis"><text:span text:style-name="T192">r </text:span></text:span><text:span text:style-name="Strong_20_Emphasis"><text:span text:style-name="T191">nu</text:span></text:span><text:span text:style-name="Strong_20_Emphasis"><text:span text:style-name="T22">.</text:span></text:span></text:p>
          </table:table-cell>
        </table:table-row>
        <table:table-row table:style-name="TableLine93847272946992">
          <table:table-cell table:style-name="_32_._5f_Installatie_5f_uitvoer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14" draw:name="Vorm17" draw:style-name="gr1" draw:text-style-name="P83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46">Geef </text:span></text:span><text:span text:style-name="Strong_20_Emphasis"><text:span text:style-name="T48">indien gevraagd </text:span></text:span><text:span text:style-name="Strong_20_Emphasis"><text:span text:style-name="T46">de be</text:span></text:span><text:span text:style-name="Strong_20_Emphasis"><text:span text:style-name="T47">ve</text:span></text:span><text:span text:style-name="Strong_20_Emphasis"><text:span text:style-name="T46">iligingssleutel op, c</text:span></text:span><text:span text:style-name="Strong_20_Emphasis"><text:span text:style-name="T43">ontroleer de </text:span></text:span><text:span text:style-name="Strong_20_Emphasis"><text:span text:style-name="T45">voorgestelde </text:span></text:span><text:span text:style-name="Strong_20_Emphasis"><text:span text:style-name="T43">schijfindelin</text:span></text:span><text:span text:style-name="Strong_20_Emphasis"><text:span text:style-name="T44">g,</text:span></text:span><text:span text:style-name="Strong_20_Emphasis"><text:span text:style-name="T43"> </text:span></text:span><text:span text:style-name="Strong_20_Emphasis"><text:span text:style-name="T49">kies de gewenste schijf, </text:span></text:span><text:span text:style-name="Strong_20_Emphasis"><text:span text:style-name="T44">en </text:span></text:span><text:span text:style-name="Strong_20_Emphasis"><text:span text:style-name="T363">k</text:span></text:span><text:span text:style-name="Strong_20_Emphasis"><text:span text:style-name="T362">lik op </text:span></text:span><text:span text:style-name="Strong_20_Emphasis"><text:span text:style-name="T383">I</text:span></text:span><text:span text:style-name="Strong_20_Emphasis"><text:span text:style-name="T384">nstalle</text:span></text:span><text:span text:style-name="Strong_20_Emphasis"><text:span text:style-name="T383">e</text:span></text:span><text:span text:style-name="Strong_20_Emphasis"><text:span text:style-name="T384">r </text:span></text:span><text:span text:style-name="Strong_20_Emphasis"><text:span text:style-name="T383">nu</text:span></text:span><text:span text:style-name="Strong_20_Emphasis"><text:span text:style-name="T362">.</text:span></text:span></text:p>
          </table:table-cell>
        </table:table-row>
        <table:table-row table:style-name="TableLine93847272947584">
          <table:table-cell table:style-name="_32_._5f_Installatie_5f_uitvoer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15" draw:name="Vorm18" draw:style-name="gr1" draw:text-style-name="P83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46">Wilt u deze aanpassingen wegschrijven naar de schijven? </text:span></text:span><text:span text:style-name="Strong_20_Emphasis"><text:span text:style-name="T35">controleer de </text:span></text:span><text:span text:style-name="Strong_20_Emphasis"><text:span text:style-name="T50">partities</text:span></text:span><text:span text:style-name="Strong_20_Emphasis"><text:span text:style-name="T35"> </text:span></text:span><text:span text:style-name="Strong_20_Emphasis"><text:span text:style-name="T51">die </text:span></text:span><text:span text:style-name="Strong_20_Emphasis"><text:span text:style-name="T52">geformatteerd</text:span></text:span><text:span text:style-name="Strong_20_Emphasis"><text:span text:style-name="T51"> worden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2">op </text:span></text:span><text:span text:style-name="Strong_20_Emphasis"><text:span text:style-name="T163">Verder</text:span></text:span><text:span text:style-name="Strong_20_Emphasis"><text:span text:style-name="T22">.</text:span></text:span></text:p>
          </table:table-cell>
        </table:table-row>
        <table:table-row table:style-name="TableLine93847272948176">
          <table:table-cell table:style-name="_32_._5f_Installatie_5f_uitvoer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16" draw:name="Vorm19" draw:style-name="gr1" draw:text-style-name="P83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0">O</text:span></text:span><text:span text:style-name="Strong_20_Emphasis"><text:span text:style-name="T365">p </text:span></text:span><text:span text:style-name="Strong_20_Emphasis"><text:span text:style-name="T366">het </text:span></text:span><text:span text:style-name="Strong_20_Emphasis"><text:span text:style-name="T367">scherm </text:span></text:span><text:span text:style-name="Strong_20_Emphasis"><text:span text:style-name="T392">Waar bevindt u zich?</text:span></text:span><text:span text:style-name="Strong_20_Emphasis"><text:span text:style-name="T367"> </text:span></text:span><text:span text:style-name="Strong_20_Emphasis"><text:span text:style-name="T372">controleer </text:span></text:span><text:span text:style-name="Strong_20_Emphasis"><text:span text:style-name="T373">de </text:span></text:span><text:span text:style-name="Strong_20_Emphasis"><text:span text:style-name="T372">locatie en </text:span></text:span><text:span text:style-name="Strong_20_Emphasis"><text:span text:style-name="T370">klik </text:span></text:span><text:span text:style-name="Strong_20_Emphasis"><text:span text:style-name="T367">op </text:span></text:span><text:span text:style-name="Strong_20_Emphasis"><text:span text:style-name="T385">Verder</text:span></text:span><text:span text:style-name="Strong_20_Emphasis"><text:span text:style-name="T367">.</text:span></text:span></text:p>
          </table:table-cell>
        </table:table-row>
        <table:table-row table:style-name="TableLine93847272948768">
          <table:table-cell table:style-name="_32_._5f_Installatie_5f_uitvoer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17" draw:name="Vorm20" draw:style-name="gr1" draw:text-style-name="P83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"><text:span text:style-name="T390">Op </text:span><text:span text:style-name="T387">het </text:span><text:span text:style-name="T385">scherm </text:span><text:span text:style-name="Strong_20_Emphasis"><text:span text:style-name="T392">Wie bent u?</text:span></text:span><text:span text:style-name="T385"> </text:span><text:span text:style-name="T390">vul </text:span><text:span text:style-name="T388">in </text:span><text:span text:style-name="Strong_20_Emphasis"><text:span text:style-name="T391">Uw n</text:span></text:span><text:span text:style-name="Strong_20_Emphasis"><text:span text:style-name="T386">aam</text:span></text:span><text:span text:style-name="Strong_20_Emphasis"><text:span text:style-name="T364"> </text:span></text:span><text:span text:style-name="Definition"><text:span text:style-name="T439">gebruiker</text:span></text:span><text:span text:style-name="Strong_20_Emphasis"><text:span text:style-name="T368">, <text:line-break/></text:span></text:span><text:span text:style-name="Strong_20_Emphasis"><text:span text:style-name="T386">Naam </text:span></text:span><text:span text:style-name="Strong_20_Emphasis"><text:span text:style-name="T391">van uw </text:span></text:span><text:span text:style-name="Strong_20_Emphasis"><text:span text:style-name="T389">computer</text:span></text:span><text:span text:style-name="Definition"><text:span text:style-name="T4"> </text:span></text:span><text:span text:style-name="Definition"><text:span text:style-name="T439">computernaam</text:span></text:span><text:span text:style-name="Strong_20_Emphasis"><text:span text:style-name="T364">,<text:line-break/></text:span></text:span><text:span text:style-name="Strong_20_Emphasis"><text:span text:style-name="T391">Kies een g</text:span></text:span><text:span text:style-name="Strong_20_Emphasis"><text:span text:style-name="T389">ebruikersnaam</text:span></text:span><text:span text:style-name="Strong_20_Emphasis"><text:span text:style-name="T364"> </text:span></text:span><text:span text:style-name="Definition"><text:span text:style-name="T439">gebruikersnaam</text:span></text:span><text:span text:style-name="Strong_20_Emphasis"><text:span text:style-name="T364">,<text:line-break/></text:span></text:span><text:span text:style-name="Strong_20_Emphasis"><text:span text:style-name="T376">g</text:span></text:span><text:span text:style-name="Strong_20_Emphasis"><text:span text:style-name="T361">eef tweemaal een </text:span></text:span><text:span text:style-name="Strong_20_Emphasis"><text:span text:style-name="T382">wachtwoord</text:span></text:span><text:span text:style-name="Strong_20_Emphasis"><text:span text:style-name="T361">,</text:span></text:span><text:span text:style-name="Strong_20_Emphasis"><text:span text:style-name="T380"> </text:span></text:span><text:span text:style-name="Strong_20_Emphasis"><text:span text:style-name="T381">en</text:span></text:span><text:span text:style-name="Strong_20_Emphasis"><text:span text:style-name="T380"> </text:span></text:span><text:span text:style-name="Strong_20_Emphasis"><text:span text:style-name="T379">k</text:span></text:span><text:span text:style-name="Strong_20_Emphasis"><text:span text:style-name="T361">lik op </text:span></text:span><text:span text:style-name="Strong_20_Emphasis"><text:span text:style-name="T382">Verder</text:span></text:span><text:span text:style-name="Strong_20_Emphasis"><text:span text:style-name="T361">.</text:span></text:span></text:p>
          </table:table-cell>
        </table:table-row>
        <table:table-row table:style-name="TableLine9384727294936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3847272949952">
          <table:table-cell table:style-name="_32_._5f_Installatie_5f_uitvoer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18" draw:name="Vorm21" draw:style-name="gr1" draw:text-style-name="P83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1">O</text:span></text:span><text:span text:style-name="Strong_20_Emphasis"><text:span text:style-name="T369">p het scherm </text:span></text:span><text:span text:style-name="Strong_20_Emphasis"><text:span text:style-name="T393">Installatie voltooid</text:span></text:span><text:span text:style-name="Strong_20_Emphasis"><text:span text:style-name="T369"> </text:span></text:span><text:span text:style-name="Strong_20_Emphasis"><text:span text:style-name="T371">klik </text:span></text:span><text:span text:style-name="Strong_20_Emphasis"><text:span text:style-name="T361">op </text:span></text:span><text:span text:style-name="Strong_20_Emphasis"><text:span text:style-name="T382">Nu herstarten</text:span></text:span><text:span text:style-name="Strong_20_Emphasis"><text:span text:style-name="T361">.</text:span></text:span></text:p>
          </table:table-cell>
        </table:table-row>
        <table:table-row table:style-name="TableLine9384726521126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3847265211856">
          <table:table-cell table:style-name="_32_._5f_Installatie_5f_uitvoer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19" draw:name="Vorm22" draw:style-name="gr1" draw:text-style-name="P83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54">Verwijder </text:span></text:span><text:span text:style-name="Strong_20_Emphasis"><text:span text:style-name="T155">het </text:span></text:span><text:span text:style-name="Strong_20_Emphasis"><text:span text:style-name="T154">installatiemedium (</text:span></text:span><text:span text:style-name="Strong_20_Emphasis"><text:span text:style-name="T156">USB-stick of </text:span></text:span><text:span text:style-name="Strong_20_Emphasis"><text:span text:style-name="T135">C</text:span></text:span><text:span text:style-name="Strong_20_Emphasis"><text:span text:style-name="T156">D</text:span></text:span><text:span text:style-name="Strong_20_Emphasis"><text:span text:style-name="T297"><text:note-ref text:note-class="footnote" text:reference-format="text" text:ref-name="ftn5">3</text:note-ref></text:span></text:span><text:span text:style-name="Strong_20_Emphasis"><text:span text:style-name="T154">) </text:span></text:span><text:span text:style-name="Strong_20_Emphasis"><text:span text:style-name="T157">en</text:span></text:span><text:span text:style-name="Strong_20_Emphasis"><text:span text:style-name="T154"> </text:span></text:span><text:span text:style-name="Strong_20_Emphasis"><text:span text:style-name="T140">druk </text:span></text:span><text:span text:style-name="Strong_20_Emphasis"><text:span text:style-name="T158">op</text:span></text:span><text:span text:style-name="Strong_20_Emphasis"><text:span text:style-name="T140"> </text:span></text:span><text:span text:style-name="Strong_20_Emphasis"><text:span text:style-name="T133">de </text:span></text:span><text:span text:style-name="Strong_20_Emphasis"><text:span text:style-name="T231">Enter</text:span></text:span><text:span text:style-name="Strong_20_Emphasis"><text:span text:style-name="T133">-toets</text:span></text:span><text:span text:style-name="Strong_20_Emphasis"><text:span text:style-name="T159">.</text:span></text:span></text:p>
          </table:table-cell>
        </table:table-row>
      </table:table>
      <text:p text:style-name="P29"><text:span text:style-name="Strong_20_Emphasis"><text:span text:style-name="T140"/></text:span></text:p>
      <text:list xml:id="list184961371662868" text:continue-numbering="true" text:style-name="L1">
        <text:list-item>
          <text:p text:style-name="P73"><text:span text:style-name="Strong_20_Emphasis"><text:span text:style-name="T260">Installatie </text:span></text:span><text:span text:style-name="Strong_20_Emphasis"><text:span text:style-name="T261">afronden</text:span></text:span></text:p>
        </text:list-item>
      </text:list>
      <text:p text:style-name="P33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47258008208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20" draw:name="Vorm23" draw:style-name="gr1" draw:text-style-name="P83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52">De nieuwe installatie van Ubuntu versleutelen voor de </text:span></text:span><text:span text:style-name="Strong_20_Emphasis"><text:span text:style-name="T257">veiligheid</text:span></text:span><text:span text:style-name="Strong_20_Emphasis"><text:span text:style-name="T26"> </text:span></text:span><text:span text:style-name="Strong_20_Emphasis"><text:span text:style-name="T289">is aangegeven tijdens de installatie,</text:span></text:span><text:span text:style-name="Strong_20_Emphasis"><text:span text:style-name="T24"> </text:span></text:span><text:span text:style-name="Strong_20_Emphasis"><text:span text:style-name="T41">typ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41"> </text:span></text:span><text:span text:style-name="Strong_20_Emphasis"><text:span text:style-name="T69">en druk op de <text:line-break/></text:span></text:span><text:span text:style-name="Strong_20_Emphasis"><text:span text:style-name="T221">Enter</text:span></text:span><text:span text:style-name="Strong_20_Emphasis"><text:span text:style-name="T69">-toets.</text:span></text:span></text:p>
          </table:table-cell>
        </table:table-row>
        <table:table-row table:style-name="TableLine938472581324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3847244221216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21" draw:name="Vorm24" draw:style-name="gr1" draw:text-style-name="P83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38472725468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><text:span text:style-name="Strong_20_Emphasis"><text:span text:style-name="T151"/></text:span></text:p>
          </table:table-cell>
        </table:table-row>
        <table:table-row table:style-name="TableLine93847269071856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22" draw:name="Vorm25" draw:style-name="gr1" draw:text-style-name="P83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34">O</text:span></text:span><text:span text:style-name="Strong_20_Emphasis"><text:span text:style-name="T29">p </text:span></text:span><text:span text:style-name="Strong_20_Emphasis"><text:span text:style-name="T71">de volgende schermen volg de aanwijzingen en klik op</text:span></text:span><text:span text:style-name="Strong_20_Emphasis"><text:span text:style-name="T151"> </text:span></text:span><text:span text:style-name="Strong_20_Emphasis"><text:span text:style-name="T253">Volgende</text:span></text:span><text:span text:style-name="Strong_20_Emphasis"><text:span text:style-name="T151">.</text:span></text:span></text:p>
          </table:table-cell>
        </table:table-row>
        <table:table-row table:style-name="TableLine93847269072448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23" draw:name="Vorm26" draw:style-name="gr1" draw:text-style-name="P83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34">O</text:span></text:span><text:span text:style-name="Strong_20_Emphasis"><text:span text:style-name="T29">p het </text:span></text:span><text:span text:style-name="Strong_20_Emphasis"><text:span text:style-name="T71">laatste </text:span></text:span><text:span text:style-name="Strong_20_Emphasis"><text:span text:style-name="T29">scherm </text:span></text:span><text:span text:style-name="Strong_20_Emphasis"><text:span text:style-name="T254">Klaar om te beginnen </text:span></text:span><text:span text:style-name="Strong_20_Emphasis"><text:span text:style-name="T151">klik op </text:span></text:span><text:span text:style-name="Strong_20_Emphasis"><text:span text:style-name="T253">Vol</text:span></text:span><text:span text:style-name="Strong_20_Emphasis"><text:span text:style-name="T258">tooid</text:span></text:span><text:span text:style-name="Strong_20_Emphasis"><text:span text:style-name="T151">.</text:span></text:span></text:p>
          </table:table-cell>
        </table:table-row>
        <table:table-row table:style-name="TableLine938472690730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847269073632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24" draw:name="Vorm27" draw:style-name="gr1" draw:text-style-name="P83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3">Voeg </text:span></text:span><text:span text:style-name="Strong_20_Emphasis"><text:span text:style-name="T63">eventuele </text:span></text:span><text:span text:style-name="Strong_20_Emphasis"><text:span text:style-name="T62">extra </text:span></text:span><text:span text:style-name="Strong_20_Emphasis"><text:span text:style-name="T139">gebruikers </text:span></text:span><text:span text:style-name="Strong_20_Emphasis"><text:span text:style-name="T143">toe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35">Super</text:span></text:span><text:span text:style-name="Strong_20_Emphasis"><text:span text:style-name="T86">-toets</text:span></text:span><text:span text:style-name="Strong_20_Emphasis"><text:span text:style-name="T86"><text:note text:id="ftn6" text:note-class="footnote"><text:note-citation>1</text:note-citation><text:note-body><text:p text:style-name="P67"><text:span text:style-name="T344">De </text:span><text:span text:style-name="T357">Super</text:span><text:span text:style-name="T344">-toets is de Windows</text:span><text:span text:style-name="T345">-</text:span><text:span text:style-name="T346">toets</text:span><text:span text:style-name="T344">, </text:span><text:span text:style-name="T345">C</text:span><text:span text:style-name="T344">ommand-</text:span><text:span text:style-name="T346">toets</text:span><text:span text:style-name="T344">, of </text:span><text:span text:style-name="T345">V</text:span><text:span text:style-name="T344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</text:span></text:span><text:span text:style-name="Strong_20_Emphasis"><text:span text:style-name="T98">bij </text:span></text:span><text:span text:style-name="Strong_20_Emphasis"><text:span text:style-name="T287">Instellingen </text:span></text:span><text:span text:style-name="Strong_20_Emphasis"><text:span text:style-name="T113">rechts o</text:span></text:span><text:span text:style-name="Strong_20_Emphasis"><text:span text:style-name="T87">p </text:span></text:span><text:span text:style-name="Strong_20_Emphasis"><text:span text:style-name="T288">Gebruikers</text:span></text:span><text:span text:style-name="Strong_20_Emphasis"><text:span text:style-name="T111">.</text:span></text:span></text:p>
          </table:table-cell>
        </table:table-row>
        <table:table-row table:style-name="TableLine93847269074224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25" draw:name="Vorm28" draw:style-name="gr1" draw:text-style-name="P83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30">Klik links</text:span></text:span><text:span text:style-name="Strong_20_Emphasis"><text:span text:style-name="T153"> </text:span></text:span><text:span text:style-name="Strong_20_Emphasis"><text:span text:style-name="T125">op </text:span></text:span><text:span text:style-name="Strong_20_Emphasis"><text:span text:style-name="T182">Ontgrendelen</text:span></text:span><text:span text:style-name="Strong_20_Emphasis"><text:span text:style-name="T125"> </text:span></text:span><text:span text:style-name="Strong_20_Emphasis"><text:span text:style-name="T124">en daarna op </text:span></text:span><text:span text:style-name="Strong_20_Emphasis"><text:span text:style-name="T280">Gebruik</text:span></text:span><text:span text:style-name="Strong_20_Emphasis"><text:span text:style-name="T281">er</text:span></text:span><text:span text:style-name="Strong_20_Emphasis"><text:span text:style-name="T280"> toevoegen</text:span></text:span><text:span text:style-name="Strong_20_Emphasis"><text:span text:style-name="T124">.</text:span></text:span></text:p>
          </table:table-cell>
        </table:table-row>
        <table:table-row table:style-name="TableLine938472392888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847239289424">
          <table:table-cell table:style-name="_33_._5f_Installatie_5f_afronden.A1" office:value-type="string">
            <text:p text:style-name="P79"><text:span text:style-name="Strong_20_Emphasis"><text:span text:style-name="T101"><text:s/></text:span></text:span><text:span text:style-name="Strong_20_Emphasis"><text:span text:style-name="T137"><draw:control text:anchor-type="as-char" draw:z-index="56" draw:name="Vorm29_0" draw:style-name="gr1" draw:text-style-name="P83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54">Controleer </text:span></text:span><text:span text:style-name="Strong_20_Emphasis"><text:span text:style-name="T55">of er </text:span></text:span><text:span text:style-name="Strong_20_Emphasis"><text:span text:style-name="T72">extra stuurprogramma's zijn</text:span></text:span><text:span text:style-name="Strong_20_Emphasis"><text:span text:style-name="T55"> </text:span></text:span><text:span text:style-name="Strong_20_Emphasis"><text:span text:style-name="T56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35">Super</text:span></text:span><text:span text:style-name="Strong_20_Emphasis"><text:span text:style-name="T89">-toets</text:span></text:span><text:span text:style-name="Strong_20_Emphasis"><text:span text:style-name="T296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9">stu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123"> </text:span></text:span><text:span text:style-name="Strong_20_Emphasis"><text:span text:style-name="T180">Ex</text:span></text:span><text:span text:style-name="Strong_20_Emphasis"><text:span text:style-name="T181">tra stuurprogramma's</text:span></text:span><text:span text:style-name="Strong_20_Emphasis"><text:span text:style-name="T75">.</text:span></text:span></text:p>
          </table:table-cell>
        </table:table-row>
        <table:table-row table:style-name="TableLine93847239289424">
          <table:table-cell table:style-name="_33_._5f_Installatie_5f_afronden.A1" office:value-type="string">
            <text:p text:style-name="P81"><text:span text:style-name="Strong_20_Emphasis"><text:span text:style-name="T101"><text:s/></text:span></text:span><text:span text:style-name="Strong_20_Emphasis"><text:span text:style-name="T137"><draw:control text:anchor-type="as-char" draw:z-index="57" draw:name="Vorm29_1" draw:style-name="gr1" draw:text-style-name="P83" svg:width="0.35cm" svg:height="0.35cm" draw:control="control58"/></text:span></text:span></text:p>
          </table:table-cell>
          <table:table-cell table:style-name="_33_._5f_Installatie_5f_afronden.A1" office:value-type="string">
            <text:p text:style-name="P75"><text:span text:style-name="T126">Selecteer </text:span><text:span text:style-name="T127">de gewenste stuurprogramma'</text:span><text:span text:style-name="T128">s</text:span><text:span text:style-name="T127"> en </text:span><text:span text:style-name="T126">klik op </text:span><text:span text:style-name="T183">Wijzigingen doorvoeren</text:span><text:span text:style-name="T126">.</text:span></text:p>
          </table:table-cell>
        </table:table-row>
        <table:table-row table:style-name="TableLine93847239289424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3847239289424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26" draw:name="Vorm29" draw:style-name="gr1" draw:text-style-name="P83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54">Controleer </text:span></text:span><text:span text:style-name="Strong_20_Emphasis"><text:span text:style-name="T55">of er updates zijn </text:span></text:span><text:span text:style-name="Strong_20_Emphasis"><text:span text:style-name="T56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35">Super</text:span></text:span><text:span text:style-name="Strong_20_Emphasis"><text:span text:style-name="T89">-toets</text:span></text:span><text:span text:style-name="Strong_20_Emphasis"><text:span text:style-name="T296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4">upd</text:span></text:span><text:span text:style-name="Strong_20_Emphasis"><text:span text:style-name="T176">a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1">Updatebeheer</text:span></text:span><text:span text:style-name="Strong_20_Emphasis"><text:span text:style-name="T89">.</text:span></text:span></text:p>
          </table:table-cell>
        </table:table-row>
        <table:table-row table:style-name="TableLine93847239290016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27" draw:name="Vorm30" draw:style-name="gr1" draw:text-style-name="P83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37"><text:span text:style-name="T337">Als</text:span><text:span text:style-name="T333"> </text:span><text:span text:style-name="T334">er </text:span><text:span text:style-name="T333">updates beschikbaar zijn, k</text:span><text:span text:style-name="T335">lik op </text:span><text:span text:style-name="Strong_20_Emphasis"><text:span text:style-name="T341">Nu installeren</text:span></text:span><text:span text:style-name="T335">.</text:span></text:p>
          </table:table-cell>
        </table:table-row>
        <table:table-row table:style-name="TableLine93847239290608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28" draw:name="Vorm31" draw:style-name="gr1" draw:text-style-name="P83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37"><text:span text:style-name="T336">A</text:span>ls <text:span text:style-name="Strong_20_Emphasis"><text:span text:style-name="T332">Updatebeheer </text:span></text:span>hierom vraagt, <text:span text:style-name="T450">h</text:span>erstart <text:span text:style-name="T451">de</text:span> computer <text:span text:style-name="T452">en daarna weer aanmelden als </text:span><text:span text:style-name="Definition"><text:span text:style-name="T8">gebruiker</text:span></text:span>.</text:p>
          </table:table-cell>
        </table:table-row>
        <table:table-row table:style-name="TableLine9384723929120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847239291792">
          <table:table-cell table:style-name="_33_._5f_Installatie_5f_afronden.A1" office:value-type="string">
            <text:p text:style-name="P43"><text:span text:style-name="Strong_20_Emphasis"><text:span text:style-name="T101"><text:s/></text:span></text:span><text:span text:style-name="Strong_20_Emphasis"><text:span text:style-name="T137"><draw:control text:anchor-type="as-char" draw:z-index="50" draw:name="Vorm4_1" draw:style-name="gr1" draw:text-style-name="P83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5">Terminalvenster</text:span></text:span><text:span text:style-name="Strong_20_Emphasis"><text:span text:style-name="T87"> met toetscombinatie <text:line-break/></text:span></text:span><text:span text:style-name="Strong_20_Emphasis"><text:span text:style-name="T237">Ctrl</text:span></text:span><text:span text:style-name="Strong_20_Emphasis"><text:span text:style-name="T236"> </text:span></text:span><text:span text:style-name="Strong_20_Emphasis"><text:span text:style-name="T237">Alt</text:span></text:span><text:span text:style-name="Strong_20_Emphasis"><text:span text:style-name="T236"> </text:span></text:span><text:span text:style-name="Strong_20_Emphasis"><text:span text:style-name="T237">T</text:span></text:span><text:span text:style-name="Strong_20_Emphasis"><text:span text:style-name="T114">. </text:span></text:span></text:p>
          </table:table-cell>
        </table:table-row>
        <table:table-row table:style-name="TableLine93847239292384">
          <table:table-cell table:style-name="_33_._5f_Installatie_5f_afronden.A1" office:value-type="string">
            <text:p text:style-name="P53"><text:span text:style-name="Strong_20_Emphasis"><text:span text:style-name="T101"><text:s/></text:span></text:span><text:span text:style-name="Strong_20_Emphasis"><text:span text:style-name="T137"><draw:control text:anchor-type="as-char" draw:z-index="52" draw:name="Vorm4_0" draw:style-name="gr1" draw:text-style-name="P83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57"><text:span text:style-name="T465">Typ</text:span>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9">z</text:span></text:span><text:span text:style-name="Strong_20_Emphasis"><text:span text:style-name="T114">e opdrachten, ieder gevolgd door de </text:span></text:span><text:span text:style-name="Strong_20_Emphasis"><text:span text:style-name="T237">Enter</text:span></text:span><text:span text:style-name="Strong_20_Emphasis"><text:span text:style-name="T87">-toets:<text:line-break/></text:span></text:span><text:span text:style-name="User_20_Entry"><text:span text:style-name="T298">wget karelzimmer.nl/</text:span></text:span><text:span text:style-name="User_20_Entry"><text:span text:style-name="T299">kz</text:span></text:span><text:span text:style-name="User_20_Entry"><text:span text:style-name="T298"><text:line-break/>bash </text:span></text:span><text:span text:style-name="User_20_Entry"><text:span text:style-name="T299">kz</text:span></text:span></text:p>
          </table:table-cell>
        </table:table-row>
        <table:table-row table:style-name="TableLine93847239292976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847239293568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29" draw:name="Vorm37" draw:style-name="gr1" draw:text-style-name="P83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94">Rond de</text:span></text:span><text:span text:style-name="Strong_20_Emphasis"><text:span text:style-name="T92"> installatie </text:span></text:span><text:span text:style-name="Strong_20_Emphasis"><text:span text:style-name="T94">af </text:span></text:span><text:span text:style-name="Strong_20_Emphasis"><text:span text:style-name="T87">via </text:span></text:span><text:span text:style-name="Strong_20_Emphasis"><text:span text:style-name="T103">een</text:span></text:span><text:span text:style-name="Strong_20_Emphasis"><text:span text:style-name="T102"> druk</text:span></text:span><text:span text:style-name="Strong_20_Emphasis"><text:span text:style-name="T103"> op</text:span></text:span><text:span text:style-name="Strong_20_Emphasis"><text:span text:style-name="T89"> de </text:span></text:span><text:span text:style-name="Strong_20_Emphasis"><text:span text:style-name="T235">Super</text:span></text:span><text:span text:style-name="Strong_20_Emphasis"><text:span text:style-name="T89">-toets</text:span></text:span><text:span text:style-name="Strong_20_Emphasis"><text:span text:style-name="T296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5">Installatiem</text:span></text:span><text:span text:style-name="Strong_20_Emphasis"><text:span text:style-name="T274">enu</text:span></text:span><text:span text:style-name="Strong_20_Emphasis"><text:span text:style-name="T86">.</text:span></text:span></text:p>
          </table:table-cell>
        </table:table-row>
        <table:table-row table:style-name="TableLine93847239294160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30" draw:name="Vorm38" draw:style-name="gr1" draw:text-style-name="P83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83">K</text:span></text:span><text:span text:style-name="Strong_20_Emphasis"><text:span text:style-name="T78">ie</text:span></text:span><text:span text:style-name="Strong_20_Emphasis"><text:span text:style-name="T77">s </text:span></text:span><text:span text:style-name="Strong_20_Emphasis"><text:span text:style-name="T273">3 -</text:span></text:span><text:span text:style-name="Strong_20_Emphasis"><text:span text:style-name="T244"> </text:span></text:span><text:span text:style-name="Strong_20_Emphasis"><text:span text:style-name="T268">Installatie</text:span></text:span><text:span text:style-name="Strong_20_Emphasis"><text:span text:style-name="T269"> </text:span></text:span><text:span text:style-name="Strong_20_Emphasis"><text:span text:style-name="T270">afron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3847239294752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31" draw:name="Vorm39" draw:style-name="gr1" draw:text-style-name="P83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73">Volg de aanwijzingen op het scherm.</text:span></text:span></text:p>
          </table:table-cell>
        </table:table-row>
        <table:table-row table:style-name="TableLine93847239295344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3847239295936">
          <table:table-cell table:style-name="_33_._5f_Installatie_5f_afronden.A1" office:value-type="string">
            <text:p text:style-name="P58"><text:span text:style-name="Strong_20_Emphasis"><text:span text:style-name="T101"><text:s/></text:span></text:span><text:span text:style-name="Strong_20_Emphasis"><text:span text:style-name="T137"><draw:control text:anchor-type="as-char" draw:z-index="53" draw:name="Vorm39_0" draw:style-name="gr1" draw:text-style-name="P83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60"><text:span text:style-name="T468">De installatie kan nagelopen worden aan de hand van </text:span><text:span text:style-name="T473">een </text:span><text:span text:style-name="T468">bestand</text:span><text:span text:style-name="T468"><text:note text:id="ftn7" text:note-class="footnote"><text:note-citation>2</text:note-citation><text:note-body><text:p text:style-name="P70"><text:span text:style-name="T445">In map </text:span><text:span text:style-name="T442">/usr/local/etc </text:span><text:span text:style-name="T445">bevat </text:span><text:span text:style-name="T356">b</text:span><text:span text:style-name="T442">estand kz_install</text:span><text:span text:style-name="T355">_</text:span><text:span text:style-name="T354">applist</text:span><text:span text:style-name="T442"> </text:span><text:span text:style-name="T443">eerder geïnstalleerde apps</text:span><text:span text:style-name="T444">.</text:span></text:p></text:note-body></text:note></text:span><text:span text:style-name="T468"> aangemaakt in hoofdstuk 1 met keuze 1 - Installatie voorbereiden.</text:span></text:p>
          </table:table-cell>
        </table:table-row>
      </table:table>
      <text:p text:style-name="P33"><text:span text:style-name="Strong_20_Emphasis"><text:span text:style-name="T21"><text:tab/></text:span></text:span></text:p>
      <text:p text:style-name="P34"><text:span text:style-name="Strong_20_Emphasis"><text:span text:style-name="T100"/></text:span></text:p>
      <text:p text:style-name="P35"><text:span text:style-name="Strong_20_Emphasis"><text:span text:style-name="T73"/></text:span></text:p>
      <text:list xml:id="list184961192214390" text:continue-numbering="true" text:style-name="L1">
        <text:list-item>
          <text:p text:style-name="P74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3847231169264">
          <table:table-cell table:style-name="Tabel2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2" draw:name="Vorm40" draw:style-name="gr1" draw:text-style-name="P83" svg:width="0.35cm" svg:height="0.35cm" draw:control="control33"/></text:span></text:span></text:p>
          </table:table-cell>
          <table:table-cell table:style-name="Tabel2.A1" office:value-type="string">
            <text:p text:style-name="P15"><text:span text:style-name="Strong_20_Emphasis"><text:span text:style-name="T93">R</text:span></text:span><text:span text:style-name="Strong_20_Emphasis"><text:span text:style-name="T79">icht </text:span></text:span><text:span text:style-name="Definition"><text:span text:style-name="T9">gebruiker</text:span></text:span><text:span text:style-name="Strong_20_Emphasis"><text:span text:style-name="T74"><text:note text:id="ftn8" text:note-class="footnote"><text:note-citation>1</text:note-citation><text:note-body><text:p text:style-name="P69"><text:span text:style-name="T446">Na aanmelden als </text:span><text:span text:style-name="Definition"><text:span text:style-name="T457">2</text:span></text:span><text:span text:style-name="Definition"><text:span text:style-name="T471">e</text:span></text:span><text:span text:style-name="Definition"><text:span text:style-name="T457"> </text:span></text:span><text:span text:style-name="Definition"><text:span text:style-name="T458">gebruiker</text:span></text:span><text:span text:style-name="T446">, zoek en start</text:span><text:span text:style-name="T456"> </text:span><text:span text:style-name="T455">In</text:span><text:span text:style-name="T447">stallatiemenu</text:span><text:span text:style-name="Strong_20_Emphasis"><text:span text:style-name="T290"> </text:span></text:span><text:span text:style-name="T446">en </text:span><text:span text:style-name="User_20_Entry"><text:span text:style-name="T241">kies </text:span></text:span><text:span text:style-name="User_20_Entry"><text:span text:style-name="T243">4 -</text:span></text:span><text:span text:style-name="User_20_Entry"><text:span text:style-name="T241"> </text:span></text:span><text:span text:style-name="User_20_Entry"><text:span text:style-name="T242">Gebruiker inrichten</text:span></text:span><text:span text:style-name="User_20_Entry"><text:span text:style-name="T241">.</text:span></text:span></text:p></text:note-body></text:note></text:span></text:span><text:span text:style-name="Strong_20_Emphasis"><text:span text:style-name="T79"> </text:span></text:span><text:span text:style-name="Strong_20_Emphasis"><text:span text:style-name="T80">in </text:span></text:span><text:span text:style-name="Strong_20_Emphasis"><text:span text:style-name="T87">via </text:span></text:span><text:span text:style-name="Strong_20_Emphasis"><text:span text:style-name="T96">het </text:span></text:span><text:span text:style-name="Strong_20_Emphasis"><text:span text:style-name="T168">Installatiemenu</text:span></text:span><text:span text:style-name="Strong_20_Emphasis"><text:span text:style-name="T290"> </text:span></text:span><text:span text:style-name="Strong_20_Emphasis"><text:span text:style-name="T97">en </text:span></text:span><text:span text:style-name="Strong_20_Emphasis"><text:span text:style-name="T85">keuze</text:span></text:span><text:span text:style-name="Strong_20_Emphasis"><text:span text:style-name="T82"> </text:span></text:span><text:span text:style-name="Strong_20_Emphasis"><text:span text:style-name="T273">4 -</text:span></text:span><text:span text:style-name="Strong_20_Emphasis"><text:span text:style-name="T244"> </text:span></text:span><text:span text:style-name="T285">Gebruiker inrichten</text:span><text:span text:style-name="Strong_20_Emphasis"><text:span text:style-name="T76">.</text:span></text:span></text:p>
          </table:table-cell>
        </table:table-row>
        <table:table-row table:style-name="TableLine93847232861760">
          <table:table-cell table:style-name="Tabel2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3" draw:name="Vorm41" draw:style-name="gr1" draw:text-style-name="P83" svg:width="0.35cm" svg:height="0.35cm" draw:control="control34"/></text:span></text:span></text:p>
          </table:table-cell>
          <table:table-cell table:style-name="Tabel2.A1" office:value-type="string">
            <text:p text:style-name="P42"><text:span text:style-name="Strong_20_Emphasis"><text:span text:style-name="T441">Volg de aanwijzingen op het scherm.</text:span></text:span></text:p>
          </table:table-cell>
        </table:table-row>
        <table:table-row table:style-name="TableLine93847250112544"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2"/>
          </table:table-cell>
        </table:table-row>
        <table:table-row table:style-name="TableLine93847257658976">
          <table:table-cell table:style-name="Tabel2.A1" office:value-type="string">
            <text:p text:style-name="P59"><text:span text:style-name="Strong_20_Emphasis"><text:span text:style-name="T101"><text:s/></text:span></text:span><text:span text:style-name="Strong_20_Emphasis"><text:span text:style-name="T137"><draw:control text:anchor-type="as-char" draw:z-index="54" draw:name="Vorm41_0" draw:style-name="gr1" draw:text-style-name="P83" svg:width="0.35cm" svg:height="0.35cm" draw:control="control55"/></text:span></text:span></text:p>
          </table:table-cell>
          <table:table-cell table:style-name="Tabel2.A1" office:value-type="string">
            <text:p text:style-name="P61"><text:span text:style-name="T359">Het</text:span><text:span text:style-name="T468"> </text:span><text:span text:style-name="T358">inrichten </text:span><text:span text:style-name="T468">kan nagelopen worden aan de hand van bestanden</text:span><text:span text:style-name="T466"><text:note text:id="ftn9" text:note-class="footnote"><text:note-citation>2</text:note-citation><text:note-body><text:p text:style-name="P70"><text:span text:style-name="T474">I</text:span><text:span text:style-name="T349">n</text:span><text:span text:style-name="T469"> de Persoonlijke map </text:span><text:span text:style-name="T349">bevat </text:span><text:span text:style-name="T351">map </text:span><text:span text:style-name="T352">kz_setup_list</text:span><text:span text:style-name="T353">s </text:span><text:span text:style-name="T350">bestanden met</text:span><text:span text:style-name="T349"> </text:span><text:span text:style-name="T472">eerder gekozen gebruikersfoto, </text:span><text:span text:style-name="T469">bureaubladachtergrond, favorieten, en opdrachtgeschiedenis.</text:span></text:p></text:note-body></text:note></text:span><text:span text:style-name="T468"> aangemaakt in hoofdstuk 1 met keuze 1 - Installatie voorbereiden.</text:span></text:p>
          </table:table-cell>
        </table:table-row>
        <table:table-row table:style-name="TableLine93847276041984"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2"/>
          </table:table-cell>
        </table:table-row>
        <table:table-row table:style-name="TableLine93847247261600">
          <table:table-cell table:style-name="Tabel2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4" draw:name="Vorm42" draw:style-name="gr1" draw:text-style-name="P83" svg:width="0.35cm" svg:height="0.35cm" draw:control="control35"/></text:span></text:span></text:p>
          </table:table-cell>
          <table:table-cell table:style-name="Tabel2.A1" office:value-type="string">
            <text:p text:style-name="P42"><text:span text:style-name="Strong_20_Emphasis"><text:span text:style-name="T81">Herstart de computer.</text:span></text:span></text:p>
          </table:table-cell>
        </table:table-row>
        <table:table-row table:style-name="TableLine938472337289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3847233729552">
          <table:table-cell table:style-name="Tabel2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5" draw:name="Vorm43" draw:style-name="gr1" draw:text-style-name="P83" svg:width="0.35cm" svg:height="0.35cm" draw:control="control36"/></text:span></text:span></text:p>
          </table:table-cell>
          <table:table-cell table:style-name="Tabel2.A1" office:value-type="string">
            <text:p text:style-name="P42"><text:span text:style-name="Strong_20_Emphasis"><text:span text:style-name="T75">Aanmelden als </text:span></text:span><text:span text:style-name="Definition"><text:span text:style-name="T12">gebruiker</text:span></text:span><text:span text:style-name="Strong_20_Emphasis"><text:span text:style-name="T75">.</text:span></text:span></text:p>
          </table:table-cell>
        </table:table-row>
        <table:table-row table:style-name="TableLine9384723373014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3847239522688">
          <table:table-cell table:style-name="Tabel2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6" draw:name="Vorm44" draw:style-name="gr1" draw:text-style-name="P83" svg:width="0.35cm" svg:height="0.35cm" draw:control="control37"/></text:span></text:span></text:p>
          </table:table-cell>
          <table:table-cell table:style-name="Tabel2.A1" office:value-type="string">
            <text:p text:style-name="P42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52">De nieuwe installatie van Ubuntu versleutelen voor de </text:span></text:span><text:span text:style-name="Strong_20_Emphasis"><text:span text:style-name="T256">veiligheid</text:span></text:span><text:span text:style-name="Strong_20_Emphasis"><text:span text:style-name="T26"> </text:span></text:span><text:span text:style-name="Strong_20_Emphasis"><text:span text:style-name="T289">is aangegeven tijdens de installatie,</text:span></text:span><text:span text:style-name="Strong_20_Emphasis"><text:span text:style-name="T24"> </text:span></text:span><text:span text:style-name="Strong_20_Emphasis"><text:span text:style-name="T39">l</text:span></text:span><text:span text:style-name="Strong_20_Emphasis"><text:span text:style-name="T24">eg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24"> vast in </text:span></text:span><text:span text:style-name="Strong_20_Emphasis"><text:span text:style-name="T58">een</text:span></text:span><text:span text:style-name="Strong_20_Emphasis"><text:span text:style-name="T24"> </text:span></text:span><text:span text:style-name="Strong_20_Emphasis"><text:span text:style-name="T58">w</text:span></text:span><text:span text:style-name="Strong_20_Emphasis"><text:span text:style-name="T59">achtwoordkluis</text:span></text:span><text:span text:style-name="Strong_20_Emphasis"><text:span text:style-name="T24"> </text:span></text:span><text:span text:style-name="Strong_20_Emphasis"><text:span text:style-name="T58">zoals </text:span></text:span><text:span text:style-name="Strong_20_Emphasis"><text:span text:style-name="T187">Bitwarden</text:span></text:span><text:span text:style-name="Strong_20_Emphasis"><text:span text:style-name="T58">, </text:span></text:span><text:span text:style-name="Strong_20_Emphasis"><text:span text:style-name="T68">zie links in de </text:span></text:span><text:span text:style-name="Strong_20_Emphasis"><text:span text:style-name="T134">balk</text:span></text:span><text:span text:style-name="Strong_20_Emphasis"><text:span text:style-name="T68">.</text:span></text:span></text:p>
          </table:table-cell>
        </table:table-row>
        <table:table-row table:style-name="TableLine938472395232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3847239523872">
          <table:table-cell table:style-name="Tabel2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7" draw:name="Vorm45" draw:style-name="gr1" draw:text-style-name="P83" svg:width="0.35cm" svg:height="0.35cm" draw:control="control38"/></text:span></text:span></text:p>
          </table:table-cell>
          <table:table-cell table:style-name="Tabel2.A1" office:value-type="string">
            <text:p text:style-name="P47"><text:span text:style-name="Strong_20_Emphasis"><text:span text:style-name="T265">Maak een </text:span></text:span><text:span text:style-name="Strong_20_Emphasis"><text:span text:style-name="T267">back-up</text:span></text:span><text:span text:style-name="Strong_20_Emphasis"><text:span text:style-name="T265"> </text:span></text:span><text:span text:style-name="Strong_20_Emphasis"><text:span text:style-name="T264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5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5">Installatie</text:span></text:span><text:span text:style-name="Strong_20_Emphasis"><text:span text:style-name="T276">m</text:span></text:span><text:span text:style-name="Strong_20_Emphasis"><text:span text:style-name="T274">enu</text:span></text:span><text:span text:style-name="Strong_20_Emphasis"><text:span text:style-name="T86">.</text:span></text:span></text:p>
          </table:table-cell>
        </table:table-row>
        <table:table-row table:style-name="TableLine93847239524464">
          <table:table-cell table:style-name="Tabel2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8" draw:name="Vorm46" draw:style-name="gr1" draw:text-style-name="P83" svg:width="0.35cm" svg:height="0.35cm" draw:control="control39"/></text:span></text:span></text:p>
          </table:table-cell>
          <table:table-cell table:style-name="Tabel2.A1" office:value-type="string">
            <text:p text:style-name="P42"><text:span text:style-name="Strong_20_Emphasis"><text:span text:style-name="T293">K</text:span></text:span><text:span text:style-name="Strong_20_Emphasis"><text:span text:style-name="T265">ies</text:span></text:span><text:span text:style-name="Strong_20_Emphasis"><text:span text:style-name="T264"> </text:span></text:span><text:span text:style-name="Strong_20_Emphasis"><text:span text:style-name="T282">5 -</text:span></text:span><text:span text:style-name="T263"> </text:span><text:span text:style-name="T282">Opdrachtenmenu</text:span><text:span text:style-name="T265">, </text:span><text:span text:style-name="T295">kies</text:span><text:span text:style-name="T265"> </text:span><text:span text:style-name="T283">1 -</text:span><text:span text:style-name="T263"> </text:span><text:span text:style-name="T286">Back-up</text:span><text:span text:style-name="T283"> </text:span><text:span text:style-name="T286">maken</text:span><text:span text:style-name="T263">,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3847239525056">
          <table:table-cell table:style-name="Tabel2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9" draw:name="Vorm47" draw:style-name="gr1" draw:text-style-name="P83" svg:width="0.35cm" svg:height="0.35cm" draw:control="control40"/></text:span></text:span></text:p>
          </table:table-cell>
          <table:table-cell table:style-name="Tabel2.A1" office:value-type="string">
            <text:p text:style-name="P42"><text:span text:style-name="Strong_20_Emphasis"><text:span text:style-name="T262">Volg de aanwijzingen op het scherm.</text:span></text:span></text:p>
          </table:table-cell>
        </table:table-row>
        <table:table-row table:style-name="TableLine9384723952572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3847264243712">
          <table:table-cell table:style-name="Tabel2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40" draw:name="Vorm48" draw:style-name="gr1" draw:text-style-name="P83" svg:width="0.35cm" svg:height="0.35cm" draw:control="control41"/></text:span></text:span></text:p>
          </table:table-cell>
          <table:table-cell table:style-name="Tabel2.A1" office:value-type="string">
            <text:p text:style-name="P49"><text:span text:style-name="Strong_20_Emphasis"><text:span text:style-name="T292">Plan automatische </text:span></text:span><text:span text:style-name="Strong_20_Emphasis"><text:span text:style-name="T294">reservekopieën</text:span></text:span><text:span text:style-name="Strong_20_Emphasis"><text:span text:style-name="T265"> </text:span></text:span><text:span text:style-name="Strong_20_Emphasis"><text:span text:style-name="T266">in </text:span></text:span><text:span text:style-name="Strong_20_Emphasis"><text:span text:style-name="T264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5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9">res</text:span></text:span><text:span text:style-name="Strong_20_Emphasis"><text:span text:style-name="T176">e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91">lik op </text:span></text:span><text:span text:style-name="Strong_20_Emphasis"><text:span text:style-name="T112">het </text:span></text:span><text:span text:style-name="Strong_20_Emphasis"><text:span text:style-name="T87">pictogram </text:span></text:span><text:span text:style-name="Strong_20_Emphasis"><text:span text:style-name="T112">van</text:span></text:span><text:span text:style-name="Strong_20_Emphasis"><text:span text:style-name="T91"> </text:span></text:span><text:span text:style-name="Strong_20_Emphasis"><text:span text:style-name="T277">Reservekopieën</text:span></text:span><text:span text:style-name="Strong_20_Emphasis"><text:span text:style-name="T86">.</text:span></text:span></text:p>
          </table:table-cell>
        </table:table-row>
        <table:table-row table:style-name="TableLine93847264244464">
          <table:table-cell table:style-name="Tabel2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41" draw:name="Vorm49" draw:style-name="gr1" draw:text-style-name="P83" svg:width="0.35cm" svg:height="0.35cm" draw:control="control42"/></text:span></text:span></text:p>
          </table:table-cell>
          <table:table-cell table:style-name="Tabel2.A1" office:value-type="string">
            <text:p text:style-name="P42"><text:span text:style-name="Strong_20_Emphasis"><text:span text:style-name="T262">Volg de aanwijzingen op het scherm.</text:span></text:span></text:p>
          </table:table-cell>
        </table:table-row>
      </table:table>
      <text:p text:style-name="P14"><text:span text:style-name="Strong_20_Emphasis"><text:span text:style-name="T76"/></text:span></text:p>
      <text:p text:style-name="P41"/>
      <text:p text:style-name="P63"><text:span text:style-name="T311">E</text:span><text:span text:style-name="T312">inde c</text:span><text:span text:style-name="T306">hecklist, </text:span><text:span text:style-name="T313">d</text:span><text:span text:style-name="T306">e installatie van </text:span><text:span text:style-name="T306"><text:reference-ref text:reference-format="text" text:ref-name="Distributie">Ubuntu</text:reference-ref></text:span><text:span text:style-name="T306"><text:s/></text:span><text:span text:style-name="T307"><text:reference-ref text:reference-format="text" text:ref-name="Versie">20.04 LTS</text:reference-ref></text:span><text:span text:style-name="T306"><text:s/></text:span><text:span text:style-name="T306"><text:reference-ref text:reference-format="text" text:ref-name="Editie">desktop</text:reference-ref></text:span><text:span text:style-name="T306"><text:s/>is voltooid.</text:span></text:p>
      <text:p text:style-name="P22"/>
      <text:p text:style-name="P7"><text:span text:style-name="T129">Geschreven</text:span><text:span text:style-name="T57"> door Karel Zimmer &lt;</text:span><text:a xlink:type="simple" xlink:href="mailto:info@karelzimmer.nl" text:style-name="Internet_20_link" text:visited-style-name="Visited_20_Internet_20_Link">info@karelzimmer.nl</text:a><text:span text:style-name="T57">&gt;</text:span><text:span text:style-name="T6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1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LTS_desktop.odt</text:file-name></text:span><text:span text:style-name="MT2"><text:tab/></text:span><text:span text:style-name="MT1"><text:date style:data-style-name="N36" text:date-value="2021-08-30T18:49:59.520894116">30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0T18:49:59.421051315</dc:date>
    <meta:keyword>Installatie</meta:keyword>
    <meta:keyword>Checklist</meta:keyword>
    <meta:keyword>Linux</meta:keyword>
    <meta:editing-cycles>6210</meta:editing-cycles>
    <meta:editing-duration>P10DT21H13M52S</meta:editing-duration>
    <meta:print-date>2021-03-23T20:07:57.967210640</meta:print-date>
    <dc:creator>Karel Zimmer</dc:creator>
    <meta:document-statistic meta:table-count="4" meta:image-count="0" meta:object-count="0" meta:page-count="4" meta:paragraph-count="134" meta:word-count="1028" meta:character-count="7005" meta:non-whitespace-character-count="5979"/>
    <meta:user-defined meta:name="Info 1"/>
    <meta:user-defined meta:name="Info 2"/>
    <meta:user-defined meta:name="Info 3"/>
    <meta:user-defined meta:name="Info 4"/>
  </office:meta>
</office:document-meta>
</file>